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D0000034CA60FFA398B586DA1.png" manifest:media-type="image/png"/>
  <manifest:file-entry manifest:full-path="Pictures/10000201000002AD000002F08C06C38DB4BC7A22.png" manifest:media-type="image/png"/>
  <manifest:file-entry manifest:full-path="Pictures/10000201000002DE000001D7E0B56F51F250D20E.png" manifest:media-type="image/png"/>
  <manifest:file-entry manifest:full-path="Pictures/1000020100000448000003561B53AAF1049C8FBD.png" manifest:media-type="image/png"/>
  <manifest:file-entry manifest:full-path="Pictures/100002010000036B0000025B11D91313492E473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498cm" style:rel-column-width="32760*"/>
    </style:style>
    <style:style style:name="Table2.B" style:family="table-column">
      <style:table-column-properties style:column-width="8.502cm" style:rel-column-width="3277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498cm" style:rel-column-width="32760*"/>
    </style:style>
    <style:style style:name="Table3.B" style:family="table-column">
      <style:table-column-properties style:column-width="8.502cm" style:rel-column-width="3277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498cm" style:rel-column-width="32760*"/>
    </style:style>
    <style:style style:name="Table4.B" style:family="table-column">
      <style:table-column-properties style:column-width="8.502cm" style:rel-column-width="3277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498cm" style:rel-column-width="32760*"/>
    </style:style>
    <style:style style:name="Table5.B" style:family="table-column">
      <style:table-column-properties style:column-width="8.502cm" style:rel-column-width="3277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498cm" style:rel-column-width="32760*"/>
    </style:style>
    <style:style style:name="Table6.B" style:family="table-column">
      <style:table-column-properties style:column-width="8.502cm" style:rel-column-width="3277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498cm" style:rel-column-width="32760*"/>
    </style:style>
    <style:style style:name="Table7.B" style:family="table-column">
      <style:table-column-properties style:column-width="8.502cm" style:rel-column-width="3277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498cm" style:rel-column-width="32760*"/>
    </style:style>
    <style:style style:name="Table8.B" style:family="table-column">
      <style:table-column-properties style:column-width="8.502cm" style:rel-column-width="32775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9fe4" officeooo:paragraph-rsid="001a9fe4"/>
    </style:style>
    <style:style style:name="P2" style:family="paragraph" style:parent-style-name="Standard">
      <style:text-properties officeooo:rsid="001a9fe4" officeooo:paragraph-rsid="001aea73"/>
    </style:style>
    <style:style style:name="P3" style:family="paragraph" style:parent-style-name="Standard">
      <style:text-properties officeooo:rsid="001bdf0a" officeooo:paragraph-rsid="001bdf0a"/>
    </style:style>
    <style:style style:name="P4" style:family="paragraph" style:parent-style-name="Standard">
      <style:text-properties officeooo:rsid="001bdf0a" officeooo:paragraph-rsid="002255f9"/>
    </style:style>
    <style:style style:name="P5" style:family="paragraph" style:parent-style-name="Standard">
      <style:text-properties officeooo:rsid="001bdf0a" officeooo:paragraph-rsid="002b217f"/>
    </style:style>
    <style:style style:name="P6" style:family="paragraph" style:parent-style-name="Standard">
      <style:text-properties officeooo:rsid="001bdf0a" officeooo:paragraph-rsid="00325905"/>
    </style:style>
    <style:style style:name="P7" style:family="paragraph" style:parent-style-name="Standard">
      <style:text-properties officeooo:rsid="001bdf0a" officeooo:paragraph-rsid="003a0806"/>
    </style:style>
    <style:style style:name="P8" style:family="paragraph" style:parent-style-name="Standard">
      <style:text-properties officeooo:rsid="001bdf0a" officeooo:paragraph-rsid="005e431f"/>
    </style:style>
    <style:style style:name="P9" style:family="paragraph" style:parent-style-name="Standard">
      <style:text-properties officeooo:rsid="001bdf0a" officeooo:paragraph-rsid="004797dc"/>
    </style:style>
    <style:style style:name="P10" style:family="paragraph" style:parent-style-name="Standard">
      <style:text-properties officeooo:rsid="001bdf0a" officeooo:paragraph-rsid="0074af1a"/>
    </style:style>
    <style:style style:name="P11" style:family="paragraph" style:parent-style-name="Standard">
      <style:text-properties officeooo:rsid="001bdf0a" officeooo:paragraph-rsid="00836c30"/>
    </style:style>
    <style:style style:name="P12" style:family="paragraph" style:parent-style-name="Standard">
      <style:text-properties officeooo:rsid="001bdf0a" officeooo:paragraph-rsid="008ce444"/>
    </style:style>
    <style:style style:name="P13" style:family="paragraph" style:parent-style-name="Standard">
      <style:text-properties officeooo:rsid="001bdf0a" officeooo:paragraph-rsid="00b4d101"/>
    </style:style>
    <style:style style:name="P14" style:family="paragraph" style:parent-style-name="Standard">
      <style:text-properties officeooo:paragraph-rsid="001aea73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fo:font-weight="bold" officeooo:rsid="001cb0da" officeooo:paragraph-rsid="001cb0da" style:font-weight-asian="bold" style:font-weight-complex="bold"/>
    </style:style>
    <style:style style:name="P17" style:family="paragraph" style:parent-style-name="Standard">
      <style:text-properties fo:font-weight="bold" officeooo:rsid="002b217f" officeooo:paragraph-rsid="002b217f" style:font-weight-asian="bold" style:font-weight-complex="bold"/>
    </style:style>
    <style:style style:name="P18" style:family="paragraph" style:parent-style-name="Standard">
      <style:text-properties fo:font-weight="bold" officeooo:rsid="002e343f" officeooo:paragraph-rsid="002e343f" style:font-weight-asian="bold" style:font-weight-complex="bold"/>
    </style:style>
    <style:style style:name="P19" style:family="paragraph" style:parent-style-name="Standard">
      <style:text-properties fo:font-weight="bold" officeooo:rsid="002f05f6" officeooo:paragraph-rsid="002f05f6" style:font-weight-asian="bold" style:font-weight-complex="bold"/>
    </style:style>
    <style:style style:name="P20" style:family="paragraph" style:parent-style-name="Standard">
      <style:text-properties fo:font-weight="bold" officeooo:rsid="0033dfef" officeooo:paragraph-rsid="0033dfef" style:font-weight-asian="bold" style:font-weight-complex="bold"/>
    </style:style>
    <style:style style:name="P21" style:family="paragraph" style:parent-style-name="Standard">
      <style:text-properties fo:font-weight="bold" officeooo:rsid="00427288" officeooo:paragraph-rsid="00427288" style:font-weight-asian="bold" style:font-weight-complex="bold"/>
    </style:style>
    <style:style style:name="P22" style:family="paragraph" style:parent-style-name="Standard">
      <style:text-properties fo:font-weight="bold" officeooo:rsid="004797dc" officeooo:paragraph-rsid="004797dc" style:font-weight-asian="bold" style:font-weight-complex="bold"/>
    </style:style>
    <style:style style:name="P23" style:family="paragraph" style:parent-style-name="Standard">
      <style:text-properties fo:font-weight="bold" officeooo:rsid="0049d988" officeooo:paragraph-rsid="0049d988" style:font-weight-asian="bold" style:font-weight-complex="bold"/>
    </style:style>
    <style:style style:name="P24" style:family="paragraph" style:parent-style-name="Standard">
      <style:text-properties fo:font-weight="bold" officeooo:rsid="004e70e0" officeooo:paragraph-rsid="004e70e0" style:font-weight-asian="bold" style:font-weight-complex="bold"/>
    </style:style>
    <style:style style:name="P25" style:family="paragraph" style:parent-style-name="Standard">
      <style:text-properties fo:font-weight="bold" officeooo:rsid="004fe862" officeooo:paragraph-rsid="004fe862" style:font-weight-asian="bold" style:font-weight-complex="bold"/>
    </style:style>
    <style:style style:name="P26" style:family="paragraph" style:parent-style-name="Standard">
      <style:text-properties fo:font-weight="bold" officeooo:rsid="0051a2d2" officeooo:paragraph-rsid="0051a2d2" style:font-weight-asian="bold" style:font-weight-complex="bold"/>
    </style:style>
    <style:style style:name="P27" style:family="paragraph" style:parent-style-name="Standard">
      <style:text-properties fo:font-weight="bold" officeooo:rsid="00564c2c" officeooo:paragraph-rsid="00564c2c" style:font-weight-asian="bold" style:font-weight-complex="bold"/>
    </style:style>
    <style:style style:name="P28" style:family="paragraph" style:parent-style-name="Standard">
      <style:text-properties fo:font-weight="bold" officeooo:rsid="005a90e5" officeooo:paragraph-rsid="005a90e5" style:font-weight-asian="bold" style:font-weight-complex="bold"/>
    </style:style>
    <style:style style:name="P29" style:family="paragraph" style:parent-style-name="Standard">
      <style:text-properties fo:font-weight="bold" officeooo:rsid="005d3cce" officeooo:paragraph-rsid="005d3cce" style:font-weight-asian="bold" style:font-weight-complex="bold"/>
    </style:style>
    <style:style style:name="P30" style:family="paragraph" style:parent-style-name="Standard">
      <style:text-properties fo:font-weight="bold" officeooo:rsid="005d3cce" officeooo:paragraph-rsid="0074af1a" style:font-weight-asian="bold" style:font-weight-complex="bold"/>
    </style:style>
    <style:style style:name="P31" style:family="paragraph" style:parent-style-name="Standard">
      <style:text-properties fo:font-weight="bold" officeooo:rsid="00640cdc" officeooo:paragraph-rsid="00640cdc" style:font-weight-asian="bold" style:font-weight-complex="bold"/>
    </style:style>
    <style:style style:name="P32" style:family="paragraph" style:parent-style-name="Standard">
      <style:text-properties fo:font-weight="bold" officeooo:rsid="006a2522" officeooo:paragraph-rsid="006a2522" style:font-weight-asian="bold" style:font-weight-complex="bold"/>
    </style:style>
    <style:style style:name="P33" style:family="paragraph" style:parent-style-name="Standard">
      <style:text-properties fo:font-weight="bold" officeooo:rsid="00a47176" officeooo:paragraph-rsid="00a47176" style:font-weight-asian="bold" style:font-weight-complex="bold"/>
    </style:style>
    <style:style style:name="P34" style:family="paragraph" style:parent-style-name="Standard">
      <style:text-properties officeooo:rsid="001cb0da" officeooo:paragraph-rsid="001cb0da"/>
    </style:style>
    <style:style style:name="P35" style:family="paragraph" style:parent-style-name="Standard">
      <style:text-properties officeooo:rsid="002255f9" officeooo:paragraph-rsid="002255f9"/>
    </style:style>
    <style:style style:name="P36" style:family="paragraph" style:parent-style-name="Standard">
      <style:text-properties officeooo:rsid="00238881" officeooo:paragraph-rsid="00238881"/>
    </style:style>
    <style:style style:name="P37" style:family="paragraph" style:parent-style-name="Standard">
      <style:text-properties fo:font-style="normal" officeooo:rsid="001cb0da" officeooo:paragraph-rsid="001cb0da" style:font-style-asian="normal" style:font-style-complex="normal"/>
    </style:style>
    <style:style style:name="P38" style:family="paragraph" style:parent-style-name="Standard">
      <style:text-properties fo:font-style="normal" style:text-underline-style="solid" style:text-underline-width="auto" style:text-underline-color="font-color" fo:font-weight="normal" officeooo:rsid="009c1ec2" officeooo:paragraph-rsid="009c1ec2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style:text-underline-style="solid" style:text-underline-width="auto" style:text-underline-color="font-color" officeooo:rsid="001ea830" officeooo:paragraph-rsid="001ea830"/>
    </style:style>
    <style:style style:name="P40" style:family="paragraph" style:parent-style-name="Standard">
      <style:text-properties style:text-underline-style="solid" style:text-underline-width="auto" style:text-underline-color="font-color" officeooo:rsid="002b217f" officeooo:paragraph-rsid="002b217f"/>
    </style:style>
    <style:style style:name="P41" style:family="paragraph" style:parent-style-name="Standard">
      <style:text-properties style:text-underline-style="solid" style:text-underline-width="auto" style:text-underline-color="font-color" officeooo:rsid="002e343f" officeooo:paragraph-rsid="002e343f"/>
    </style:style>
    <style:style style:name="P42" style:family="paragraph" style:parent-style-name="Standard">
      <style:text-properties style:text-underline-style="solid" style:text-underline-width="auto" style:text-underline-color="font-color" officeooo:rsid="00325905" officeooo:paragraph-rsid="00325905"/>
    </style:style>
    <style:style style:name="P43" style:family="paragraph" style:parent-style-name="Standard">
      <style:text-properties style:text-underline-style="solid" style:text-underline-width="auto" style:text-underline-color="font-color" fo:font-weight="bold" officeooo:rsid="00325905" officeooo:paragraph-rsid="003a0806" style:font-weight-asian="bold" style:font-weight-complex="bold"/>
    </style:style>
    <style:style style:name="P44" style:family="paragraph" style:parent-style-name="Standard">
      <style:text-properties style:text-underline-style="solid" style:text-underline-width="auto" style:text-underline-color="font-color" fo:font-weight="bold" officeooo:rsid="00325905" officeooo:paragraph-rsid="005e431f" style:font-weight-asian="bold" style:font-weight-complex="bold"/>
    </style:style>
    <style:style style:name="P45" style:family="paragraph" style:parent-style-name="Standard">
      <style:text-properties style:text-underline-style="solid" style:text-underline-width="auto" style:text-underline-color="font-color" fo:font-weight="bold" officeooo:rsid="00325905" officeooo:paragraph-rsid="0074af1a" style:font-weight-asian="bold" style:font-weight-complex="bold"/>
    </style:style>
    <style:style style:name="P46" style:family="paragraph" style:parent-style-name="Standard">
      <style:text-properties style:text-underline-style="solid" style:text-underline-width="auto" style:text-underline-color="font-color" fo:font-weight="bold" officeooo:rsid="00325905" officeooo:paragraph-rsid="00836c30" style:font-weight-asian="bold" style:font-weight-complex="bold"/>
    </style:style>
    <style:style style:name="P47" style:family="paragraph" style:parent-style-name="Standard">
      <style:text-properties style:text-underline-style="solid" style:text-underline-width="auto" style:text-underline-color="font-color" fo:font-weight="bold" officeooo:rsid="00325905" officeooo:paragraph-rsid="008ce444" style:font-weight-asian="bold" style:font-weight-complex="bold"/>
    </style:style>
    <style:style style:name="P48" style:family="paragraph" style:parent-style-name="Standard">
      <style:text-properties style:text-underline-style="solid" style:text-underline-width="auto" style:text-underline-color="font-color" fo:font-weight="bold" officeooo:rsid="00325905" officeooo:paragraph-rsid="00b4d101" style:font-weight-asian="bold" style:font-weight-complex="bold"/>
    </style:style>
    <style:style style:name="P49" style:family="paragraph" style:parent-style-name="Standard">
      <style:text-properties style:text-underline-style="solid" style:text-underline-width="auto" style:text-underline-color="font-color" fo:font-weight="normal" officeooo:rsid="00557284" officeooo:paragraph-rsid="00557284" style:font-weight-asian="normal" style:font-weight-complex="normal"/>
    </style:style>
    <style:style style:name="P50" style:family="paragraph" style:parent-style-name="Standard">
      <style:text-properties style:text-underline-style="solid" style:text-underline-width="auto" style:text-underline-color="font-color" fo:font-weight="normal" officeooo:rsid="006b483f" officeooo:paragraph-rsid="006b483f" style:font-weight-asian="normal" style:font-weight-complex="normal"/>
    </style:style>
    <style:style style:name="P51" style:family="paragraph" style:parent-style-name="Standard">
      <style:text-properties style:text-underline-style="solid" style:text-underline-width="auto" style:text-underline-color="font-color" fo:font-weight="normal" officeooo:rsid="006da8ce" officeooo:paragraph-rsid="006da8ce" style:font-weight-asian="normal" style:font-weight-complex="normal"/>
    </style:style>
    <style:style style:name="P52" style:family="paragraph" style:parent-style-name="Standard">
      <style:text-properties style:text-underline-style="solid" style:text-underline-width="auto" style:text-underline-color="font-color" fo:font-weight="normal" officeooo:rsid="004797dc" officeooo:paragraph-rsid="006da8ce" style:font-weight-asian="normal" style:font-weight-complex="normal"/>
    </style:style>
    <style:style style:name="P53" style:family="paragraph" style:parent-style-name="Standard">
      <style:text-properties style:text-underline-style="solid" style:text-underline-width="auto" style:text-underline-color="font-color" fo:font-weight="normal" officeooo:rsid="00775785" officeooo:paragraph-rsid="00775785" style:font-weight-asian="normal" style:font-weight-complex="normal"/>
    </style:style>
    <style:style style:name="P54" style:family="paragraph" style:parent-style-name="Standard">
      <style:text-properties style:text-underline-style="solid" style:text-underline-width="auto" style:text-underline-color="font-color" fo:font-weight="normal" officeooo:rsid="007d7af7" officeooo:paragraph-rsid="007d7af7" style:font-weight-asian="normal" style:font-weight-complex="normal"/>
    </style:style>
    <style:style style:name="P55" style:family="paragraph" style:parent-style-name="Standard">
      <style:text-properties style:text-underline-style="solid" style:text-underline-width="auto" style:text-underline-color="font-color" fo:font-weight="normal" officeooo:rsid="007db6c0" officeooo:paragraph-rsid="007db6c0" style:font-weight-asian="normal" style:font-weight-complex="normal"/>
    </style:style>
    <style:style style:name="P56" style:family="paragraph" style:parent-style-name="Standard">
      <style:text-properties style:text-underline-style="solid" style:text-underline-width="auto" style:text-underline-color="font-color" fo:font-weight="normal" officeooo:rsid="0091f9cf" officeooo:paragraph-rsid="0091f9cf" style:font-weight-asian="normal" style:font-weight-complex="normal"/>
    </style:style>
    <style:style style:name="P57" style:family="paragraph" style:parent-style-name="Standard">
      <style:text-properties style:text-underline-style="solid" style:text-underline-width="auto" style:text-underline-color="font-color" fo:font-weight="normal" officeooo:rsid="0091f9cf" officeooo:paragraph-rsid="0092eeee" style:font-weight-asian="normal" style:font-weight-complex="normal"/>
    </style:style>
    <style:style style:name="P58" style:family="paragraph" style:parent-style-name="Standard">
      <style:text-properties style:text-underline-style="solid" style:text-underline-width="auto" style:text-underline-color="font-color" fo:font-weight="normal" officeooo:rsid="009ac1ad" officeooo:paragraph-rsid="009ac1ad" style:font-weight-asian="normal" style:font-weight-complex="normal"/>
    </style:style>
    <style:style style:name="P59" style:family="paragraph" style:parent-style-name="Standard">
      <style:text-properties style:text-underline-style="solid" style:text-underline-width="auto" style:text-underline-color="font-color" fo:font-weight="normal" officeooo:rsid="00b10baa" officeooo:paragraph-rsid="00b10baa" style:font-weight-asian="normal" style:font-weight-complex="normal"/>
    </style:style>
    <style:style style:name="P60" style:family="paragraph" style:parent-style-name="Standard">
      <style:text-properties style:text-underline-style="solid" style:text-underline-width="auto" style:text-underline-color="font-color" fo:font-weight="normal" officeooo:rsid="00b10baa" officeooo:paragraph-rsid="00b8ee01" style:font-weight-asian="normal" style:font-weight-complex="normal"/>
    </style:style>
    <style:style style:name="P61" style:family="paragraph" style:parent-style-name="Standard">
      <style:text-properties style:text-underline-style="solid" style:text-underline-width="auto" style:text-underline-color="font-color" fo:font-weight="normal" officeooo:rsid="00b8e261" officeooo:paragraph-rsid="00b8e261" style:font-weight-asian="normal" style:font-weight-complex="normal"/>
    </style:style>
    <style:style style:name="P62" style:family="paragraph" style:parent-style-name="Standard">
      <style:text-properties officeooo:rsid="002b217f" officeooo:paragraph-rsid="002b217f"/>
    </style:style>
    <style:style style:name="P63" style:family="paragraph" style:parent-style-name="Standard">
      <style:text-properties officeooo:rsid="002b217f" officeooo:paragraph-rsid="002e343f"/>
    </style:style>
    <style:style style:name="P64" style:family="paragraph" style:parent-style-name="Standard">
      <style:paragraph-properties fo:text-align="start" style:justify-single-word="false"/>
      <style:text-properties fo:font-size="16pt" fo:font-weight="bold" officeooo:rsid="001bdf0a" officeooo:paragraph-rsid="001bdf0a" style:font-size-asian="14pt" style:font-weight-asian="bold" style:font-size-complex="16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6pt" fo:font-weight="bold" officeooo:rsid="001bdf0a" officeooo:paragraph-rsid="002d6ffe" style:font-size-asian="14pt" style:font-weight-asian="bold" style:font-size-complex="16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6pt" fo:font-weight="bold" officeooo:rsid="001bdf0a" officeooo:paragraph-rsid="003f5531" style:font-size-asian="14pt" style:font-weight-asian="bold" style:font-size-complex="16pt" style:font-weight-complex="bold"/>
    </style:style>
    <style:style style:name="P67" style:family="paragraph" style:parent-style-name="Standard">
      <style:paragraph-properties fo:text-align="center" style:justify-single-word="false"/>
      <style:text-properties fo:font-size="16pt" fo:font-weight="bold" officeooo:rsid="004797dc" officeooo:paragraph-rsid="0067854c" style:font-size-asian="14pt" style:font-weight-asian="bold" style:font-size-complex="16pt" style:font-weight-complex="bold"/>
    </style:style>
    <style:style style:name="P68" style:family="paragraph" style:parent-style-name="Standard">
      <style:paragraph-properties fo:text-align="center" style:justify-single-word="false"/>
      <style:text-properties fo:font-size="16pt" fo:font-weight="bold" officeooo:rsid="00357948" officeooo:paragraph-rsid="003f5531" fo:background-color="#fff200" style:font-size-asian="14pt" style:font-weight-asian="bold" style:font-size-complex="16pt" style:font-weight-complex="bold"/>
    </style:style>
    <style:style style:name="P69" style:family="paragraph" style:parent-style-name="Standard">
      <style:paragraph-properties fo:text-align="center" style:justify-single-word="false"/>
      <style:text-properties fo:font-size="16pt" fo:font-weight="bold" officeooo:rsid="00357948" officeooo:paragraph-rsid="00357948" fo:background-color="#fff200" style:font-size-asian="14pt" style:font-weight-asian="bold" style:font-size-complex="16pt" style:font-weight-complex="bold"/>
    </style:style>
    <style:style style:name="P70" style:family="paragraph" style:parent-style-name="Standard">
      <style:paragraph-properties fo:text-align="center" style:justify-single-word="false"/>
      <style:text-properties fo:font-size="16pt" fo:font-weight="bold" officeooo:rsid="00357948" officeooo:paragraph-rsid="009510a8" fo:background-color="#fff200" style:font-size-asian="14pt" style:font-weight-asian="bold" style:font-size-complex="16pt" style:font-weight-complex="bold"/>
    </style:style>
    <style:style style:name="P7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2" style:family="paragraph" style:parent-style-name="Standard">
      <style:paragraph-properties fo:text-align="center" style:justify-single-word="false"/>
      <style:text-properties fo:font-size="16pt" style:text-underline-style="none" fo:font-weight="bold" officeooo:rsid="004797dc" officeooo:paragraph-rsid="0070c944" style:font-size-asian="14pt" style:font-weight-asian="bold" style:font-size-complex="16pt" style:font-weight-complex="bold"/>
    </style:style>
    <style:style style:name="P73" style:family="paragraph" style:parent-style-name="Standard">
      <style:paragraph-properties fo:text-align="center" style:justify-single-word="false"/>
      <style:text-properties fo:font-size="16pt" style:text-underline-style="none" fo:font-weight="bold" officeooo:rsid="004797dc" officeooo:paragraph-rsid="0077523b" style:font-size-asian="14pt" style:font-weight-asian="bold" style:font-size-complex="16pt" style:font-weight-complex="bold"/>
    </style:style>
    <style:style style:name="P74" style:family="paragraph" style:parent-style-name="Standard">
      <style:paragraph-properties fo:text-align="center" style:justify-single-word="false"/>
      <style:text-properties fo:font-size="16pt" style:text-underline-style="none" fo:font-weight="bold" officeooo:rsid="004797dc" officeooo:paragraph-rsid="008a7346" style:font-size-asian="14pt" style:font-weight-asian="bold" style:font-size-complex="16pt" style:font-weight-complex="bold"/>
    </style:style>
    <style:style style:name="P75" style:family="paragraph" style:parent-style-name="Standard">
      <style:text-properties officeooo:rsid="002e343f" officeooo:paragraph-rsid="002e343f"/>
    </style:style>
    <style:style style:name="P76" style:family="paragraph" style:parent-style-name="Standard">
      <style:text-properties officeooo:rsid="0030a956" officeooo:paragraph-rsid="0030a956"/>
    </style:style>
    <style:style style:name="P77" style:family="paragraph" style:parent-style-name="Standard">
      <style:text-properties officeooo:rsid="00325905" officeooo:paragraph-rsid="00325905"/>
    </style:style>
    <style:style style:name="P78" style:family="paragraph" style:parent-style-name="Standard">
      <style:text-properties officeooo:rsid="0033dfef" officeooo:paragraph-rsid="0033dfef"/>
    </style:style>
    <style:style style:name="P79" style:family="paragraph" style:parent-style-name="Standard">
      <style:text-properties officeooo:rsid="0033f2bb" officeooo:paragraph-rsid="0033f2bb"/>
    </style:style>
    <style:style style:name="P80" style:family="paragraph" style:parent-style-name="Standard">
      <style:text-properties officeooo:rsid="0036c3c1" officeooo:paragraph-rsid="0036c3c1"/>
    </style:style>
    <style:style style:name="P81" style:family="paragraph" style:parent-style-name="Standard">
      <style:text-properties style:text-underline-style="none" officeooo:rsid="001bdf0a" officeooo:paragraph-rsid="00325905"/>
    </style:style>
    <style:style style:name="P82" style:family="paragraph" style:parent-style-name="Standard">
      <style:text-properties style:text-underline-style="none" fo:font-weight="normal" officeooo:rsid="004797dc" officeooo:paragraph-rsid="006da8ce" style:font-weight-asian="normal" style:font-weight-complex="normal"/>
    </style:style>
    <style:style style:name="P83" style:family="paragraph" style:parent-style-name="Standard">
      <style:text-properties style:text-underline-style="none" fo:font-weight="normal" officeooo:rsid="006da8ce" officeooo:paragraph-rsid="006da8ce" style:font-weight-asian="normal" style:font-weight-complex="normal"/>
    </style:style>
    <style:style style:name="P84" style:family="paragraph" style:parent-style-name="Standard">
      <style:text-properties style:text-underline-style="none" fo:font-weight="normal" officeooo:rsid="006da8ce" officeooo:paragraph-rsid="008ce444" style:font-weight-asian="normal" style:font-weight-complex="normal"/>
    </style:style>
    <style:style style:name="P85" style:family="paragraph" style:parent-style-name="Standard">
      <style:text-properties style:text-underline-style="none" fo:font-weight="normal" officeooo:rsid="006da8ce" officeooo:paragraph-rsid="00b4d101" style:font-weight-asian="normal" style:font-weight-complex="normal"/>
    </style:style>
    <style:style style:name="P86" style:family="paragraph" style:parent-style-name="Standard">
      <style:text-properties style:text-underline-style="none" fo:font-weight="normal" officeooo:rsid="001bdf0a" officeooo:paragraph-rsid="0074af1a" style:font-weight-asian="normal" style:font-weight-complex="normal"/>
    </style:style>
    <style:style style:name="P87" style:family="paragraph" style:parent-style-name="Standard">
      <style:text-properties style:text-underline-style="none" fo:font-weight="normal" officeooo:rsid="001bdf0a" officeooo:paragraph-rsid="00836c30" style:font-weight-asian="normal" style:font-weight-complex="normal"/>
    </style:style>
    <style:style style:name="P88" style:family="paragraph" style:parent-style-name="Standard">
      <style:text-properties style:text-underline-style="none" fo:font-weight="normal" officeooo:rsid="001bdf0a" officeooo:paragraph-rsid="008ce444" style:font-weight-asian="normal" style:font-weight-complex="normal"/>
    </style:style>
    <style:style style:name="P89" style:family="paragraph" style:parent-style-name="Standard">
      <style:text-properties style:text-underline-style="none" fo:font-weight="normal" officeooo:rsid="001bdf0a" officeooo:paragraph-rsid="00b4d101" style:font-weight-asian="normal" style:font-weight-complex="normal"/>
    </style:style>
    <style:style style:name="P90" style:family="paragraph" style:parent-style-name="Standard">
      <style:text-properties style:text-underline-style="none" fo:font-weight="normal" officeooo:rsid="00775785" officeooo:paragraph-rsid="00775785" style:font-weight-asian="normal" style:font-weight-complex="normal"/>
    </style:style>
    <style:style style:name="P91" style:family="paragraph" style:parent-style-name="Standard">
      <style:text-properties style:text-underline-style="none" fo:font-weight="normal" officeooo:rsid="0079e608" officeooo:paragraph-rsid="0079e608" style:font-weight-asian="normal" style:font-weight-complex="normal"/>
    </style:style>
    <style:style style:name="P92" style:family="paragraph" style:parent-style-name="Standard">
      <style:text-properties style:text-underline-style="none" fo:font-weight="normal" officeooo:rsid="0079eb51" officeooo:paragraph-rsid="0079e608" style:font-weight-asian="normal" style:font-weight-complex="normal"/>
    </style:style>
    <style:style style:name="P93" style:family="paragraph" style:parent-style-name="Standard">
      <style:text-properties style:text-underline-style="none" fo:font-weight="normal" officeooo:rsid="0079eb51" officeooo:paragraph-rsid="0079eb51" style:font-weight-asian="normal" style:font-weight-complex="normal"/>
    </style:style>
    <style:style style:name="P94" style:family="paragraph" style:parent-style-name="Standard">
      <style:text-properties style:text-underline-style="none" fo:font-weight="normal" officeooo:rsid="007ba9f3" officeooo:paragraph-rsid="007ba9f3" style:font-weight-asian="normal" style:font-weight-complex="normal"/>
    </style:style>
    <style:style style:name="P95" style:family="paragraph" style:parent-style-name="Standard">
      <style:text-properties style:text-underline-style="none" fo:font-weight="normal" officeooo:rsid="007ba9f3" officeooo:paragraph-rsid="00b10baa" style:font-weight-asian="normal" style:font-weight-complex="normal"/>
    </style:style>
    <style:style style:name="P96" style:family="paragraph" style:parent-style-name="Standard">
      <style:text-properties style:text-underline-style="none" fo:font-weight="normal" officeooo:rsid="007d7af7" officeooo:paragraph-rsid="007d7af7" style:font-weight-asian="normal" style:font-weight-complex="normal"/>
    </style:style>
    <style:style style:name="P97" style:family="paragraph" style:parent-style-name="Standard">
      <style:text-properties style:text-underline-style="none" fo:font-weight="normal" officeooo:rsid="0080cd90" officeooo:paragraph-rsid="0080cd90" style:font-weight-asian="normal" style:font-weight-complex="normal"/>
    </style:style>
    <style:style style:name="P98" style:family="paragraph" style:parent-style-name="Standard">
      <style:text-properties style:text-underline-style="none" fo:font-weight="normal" officeooo:rsid="00836c30" officeooo:paragraph-rsid="00836c30" style:font-weight-asian="normal" style:font-weight-complex="normal"/>
    </style:style>
    <style:style style:name="P99" style:family="paragraph" style:parent-style-name="Standard">
      <style:text-properties style:text-underline-style="none" fo:font-weight="normal" officeooo:rsid="0085174a" officeooo:paragraph-rsid="0085174a" style:font-weight-asian="normal" style:font-weight-complex="normal"/>
    </style:style>
    <style:style style:name="P100" style:family="paragraph" style:parent-style-name="Standard">
      <style:text-properties style:text-underline-style="none" fo:font-weight="normal" officeooo:rsid="0089b4e6" officeooo:paragraph-rsid="0089b4e6" style:font-weight-asian="normal" style:font-weight-complex="normal"/>
    </style:style>
    <style:style style:name="P101" style:family="paragraph" style:parent-style-name="Standard">
      <style:text-properties style:text-underline-style="none" fo:font-weight="normal" officeooo:rsid="0091f9cf" officeooo:paragraph-rsid="0091f9cf" style:font-weight-asian="normal" style:font-weight-complex="normal"/>
    </style:style>
    <style:style style:name="P102" style:family="paragraph" style:parent-style-name="Standard">
      <style:text-properties style:text-underline-style="none" fo:font-weight="normal" officeooo:rsid="0092eeee" officeooo:paragraph-rsid="0092eeee" style:font-weight-asian="normal" style:font-weight-complex="normal"/>
    </style:style>
    <style:style style:name="P103" style:family="paragraph" style:parent-style-name="Standard">
      <style:text-properties style:text-underline-style="none" fo:font-weight="normal" officeooo:rsid="0099004d" officeooo:paragraph-rsid="0099004d" style:font-weight-asian="normal" style:font-weight-complex="normal"/>
    </style:style>
    <style:style style:name="P104" style:family="paragraph" style:parent-style-name="Standard">
      <style:text-properties style:text-underline-style="none" fo:font-weight="normal" officeooo:rsid="009ac1ad" officeooo:paragraph-rsid="009ac1ad" style:font-weight-asian="normal" style:font-weight-complex="normal"/>
    </style:style>
    <style:style style:name="P105" style:family="paragraph" style:parent-style-name="Standard">
      <style:text-properties style:text-underline-style="none" fo:font-weight="normal" officeooo:rsid="009c1ec2" officeooo:paragraph-rsid="009c1ec2" style:font-weight-asian="normal" style:font-weight-complex="normal"/>
    </style:style>
    <style:style style:name="P106" style:family="paragraph" style:parent-style-name="Standard">
      <style:text-properties style:text-underline-style="none" fo:font-weight="normal" officeooo:rsid="00b8b826" officeooo:paragraph-rsid="00b8b826" style:font-weight-asian="normal" style:font-weight-complex="normal"/>
    </style:style>
    <style:style style:name="P107" style:family="paragraph" style:parent-style-name="Standard">
      <style:text-properties style:text-underline-style="none" fo:font-weight="bold" officeooo:rsid="00775785" officeooo:paragraph-rsid="00775785" style:font-weight-asian="bold" style:font-weight-complex="bold"/>
    </style:style>
    <style:style style:name="P108" style:family="paragraph" style:parent-style-name="Standard">
      <style:text-properties style:text-underline-style="none" fo:font-weight="bold" officeooo:rsid="007876e8" officeooo:paragraph-rsid="007876e8" style:font-weight-asian="bold" style:font-weight-complex="bold"/>
    </style:style>
    <style:style style:name="P109" style:family="paragraph" style:parent-style-name="Standard">
      <style:text-properties style:text-underline-style="none" fo:font-weight="bold" officeooo:rsid="0079e608" officeooo:paragraph-rsid="0079e608" style:font-weight-asian="bold" style:font-weight-complex="bold"/>
    </style:style>
    <style:style style:name="P110" style:family="paragraph" style:parent-style-name="Standard">
      <style:text-properties style:text-underline-style="none" fo:font-weight="bold" officeooo:rsid="0079eb51" officeooo:paragraph-rsid="0079eb51" style:font-weight-asian="bold" style:font-weight-complex="bold"/>
    </style:style>
    <style:style style:name="P111" style:family="paragraph" style:parent-style-name="Standard">
      <style:text-properties style:text-underline-style="none" fo:font-weight="bold" officeooo:rsid="007ba9f3" officeooo:paragraph-rsid="007ba9f3" style:font-weight-asian="bold" style:font-weight-complex="bold"/>
    </style:style>
    <style:style style:name="P112" style:family="paragraph" style:parent-style-name="Standard">
      <style:text-properties style:text-underline-style="none" fo:font-weight="bold" officeooo:rsid="00836c30" officeooo:paragraph-rsid="00836c30" style:font-weight-asian="bold" style:font-weight-complex="bold"/>
    </style:style>
    <style:style style:name="P113" style:family="paragraph" style:parent-style-name="Standard">
      <style:text-properties style:text-underline-style="none" fo:font-weight="bold" officeooo:rsid="009c1ec2" officeooo:paragraph-rsid="009c1ec2" style:font-weight-asian="bold" style:font-weight-complex="bold"/>
    </style:style>
    <style:style style:name="P114" style:family="paragraph" style:parent-style-name="Standard">
      <style:text-properties style:text-underline-style="none" fo:font-weight="bold" officeooo:rsid="00b8b826" officeooo:paragraph-rsid="00b8b826" style:font-weight-asian="bold" style:font-weight-complex="bold"/>
    </style:style>
    <style:style style:name="P115" style:family="paragraph" style:parent-style-name="Standard">
      <style:text-properties officeooo:rsid="003a0806" officeooo:paragraph-rsid="003a0806"/>
    </style:style>
    <style:style style:name="P116" style:family="paragraph" style:parent-style-name="Standard">
      <style:text-properties fo:font-size="10pt" style:text-underline-style="none" officeooo:rsid="001bdf0a" officeooo:paragraph-rsid="003a0806" style:font-size-asian="10pt" style:font-size-complex="10pt"/>
    </style:style>
    <style:style style:name="P117" style:family="paragraph" style:parent-style-name="Standard">
      <style:text-properties fo:font-size="10pt" style:text-underline-style="none" officeooo:rsid="001bdf0a" officeooo:paragraph-rsid="00608e3b" style:font-size-asian="10pt" style:font-size-complex="10pt"/>
    </style:style>
    <style:style style:name="P118" style:family="paragraph" style:parent-style-name="Standard">
      <style:text-properties fo:font-size="10pt" style:text-underline-style="none" officeooo:rsid="001bdf0a" officeooo:paragraph-rsid="0074bf43" style:font-size-asian="10pt" style:font-size-complex="10pt"/>
    </style:style>
    <style:style style:name="P119" style:family="paragraph" style:parent-style-name="Standard">
      <style:text-properties fo:font-size="10pt" style:text-underline-style="none" officeooo:rsid="001bdf0a" officeooo:paragraph-rsid="00836c30" style:font-size-asian="10pt" style:font-size-complex="10pt"/>
    </style:style>
    <style:style style:name="P120" style:family="paragraph" style:parent-style-name="Standard">
      <style:text-properties fo:font-size="10pt" style:text-underline-style="none" officeooo:rsid="001bdf0a" officeooo:paragraph-rsid="008fbcf5" style:font-size-asian="10pt" style:font-size-complex="10pt"/>
    </style:style>
    <style:style style:name="P121" style:family="paragraph" style:parent-style-name="Standard">
      <style:text-properties fo:font-size="10pt" style:text-underline-style="none" officeooo:rsid="001bdf0a" officeooo:paragraph-rsid="00b6452d" style:font-size-asian="10pt" style:font-size-complex="10pt"/>
    </style:style>
    <style:style style:name="P122" style:family="paragraph" style:parent-style-name="Standard">
      <style:text-properties fo:font-size="10pt" style:text-underline-style="none" officeooo:rsid="00644eba" officeooo:paragraph-rsid="00644eba" style:font-size-asian="10pt" style:font-size-complex="10pt"/>
    </style:style>
    <style:style style:name="P123" style:family="paragraph" style:parent-style-name="Standard">
      <style:text-properties fo:font-size="10pt" style:text-underline-style="none" officeooo:rsid="0074bf43" officeooo:paragraph-rsid="0074bf43" style:font-size-asian="10pt" style:font-size-complex="10pt"/>
    </style:style>
    <style:style style:name="P124" style:family="paragraph" style:parent-style-name="Standard">
      <style:text-properties fo:font-size="10pt" style:text-underline-style="none" fo:font-weight="normal" officeooo:rsid="0089b4e6" officeooo:paragraph-rsid="0089b4e6" style:font-size-asian="10pt" style:font-weight-asian="normal" style:font-size-complex="10pt" style:font-weight-complex="normal"/>
    </style:style>
    <style:style style:name="P125" style:family="paragraph" style:parent-style-name="Standard">
      <style:text-properties fo:font-size="10pt" style:text-underline-style="none" fo:font-weight="normal" officeooo:rsid="001bdf0a" officeooo:paragraph-rsid="008fbcf5" style:font-size-asian="10pt" style:font-weight-asian="normal" style:font-size-complex="10pt" style:font-weight-complex="normal"/>
    </style:style>
    <style:style style:name="P126" style:family="paragraph" style:parent-style-name="Standard">
      <style:text-properties fo:font-size="10pt" style:text-underline-style="none" fo:font-weight="normal" officeooo:rsid="0091f9cf" officeooo:paragraph-rsid="0091f9cf" style:font-size-asian="10pt" style:font-weight-asian="normal" style:font-size-complex="10pt" style:font-weight-complex="normal"/>
    </style:style>
    <style:style style:name="P127" style:family="paragraph" style:parent-style-name="Standard">
      <style:text-properties fo:font-size="10pt" style:text-underline-style="none" fo:font-weight="normal" officeooo:rsid="0092eeee" officeooo:paragraph-rsid="0092eeee" style:font-size-asian="10pt" style:font-weight-asian="normal" style:font-size-complex="10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9ee14c" officeooo:paragraph-rsid="009ee14c" style:font-size-asian="10pt" style:font-weight-asian="normal" style:font-size-complex="10pt" style:font-weight-complex="normal"/>
    </style:style>
    <style:style style:name="P129" style:family="paragraph" style:parent-style-name="Standard">
      <style:text-properties fo:font-size="10pt" officeooo:rsid="001bdf0a" officeooo:paragraph-rsid="003a0806" style:font-size-asian="10pt" style:font-size-complex="10pt"/>
    </style:style>
    <style:style style:name="P130" style:family="paragraph" style:parent-style-name="Standard">
      <style:text-properties fo:font-size="10pt" officeooo:rsid="001bdf0a" officeooo:paragraph-rsid="005e431f" style:font-size-asian="10pt" style:font-size-complex="10pt"/>
    </style:style>
    <style:style style:name="P131" style:family="paragraph" style:parent-style-name="Standard">
      <style:text-properties fo:font-size="10pt" officeooo:rsid="001bdf0a" officeooo:paragraph-rsid="0074af1a" style:font-size-asian="10pt" style:font-size-complex="10pt"/>
    </style:style>
    <style:style style:name="P132" style:family="paragraph" style:parent-style-name="Standard">
      <style:text-properties fo:font-size="10pt" officeooo:rsid="001bdf0a" officeooo:paragraph-rsid="0074bf43" style:font-size-asian="10pt" style:font-size-complex="10pt"/>
    </style:style>
    <style:style style:name="P133" style:family="paragraph" style:parent-style-name="Standard">
      <style:text-properties fo:font-size="10pt" officeooo:rsid="001bdf0a" officeooo:paragraph-rsid="00836c30" style:font-size-asian="10pt" style:font-size-complex="10pt"/>
    </style:style>
    <style:style style:name="P134" style:family="paragraph" style:parent-style-name="Standard">
      <style:text-properties fo:font-size="10pt" officeooo:rsid="001bdf0a" officeooo:paragraph-rsid="008ce444" style:font-size-asian="10pt" style:font-size-complex="10pt"/>
    </style:style>
    <style:style style:name="P135" style:family="paragraph" style:parent-style-name="Standard">
      <style:text-properties fo:font-size="10pt" officeooo:rsid="001bdf0a" officeooo:paragraph-rsid="0091213f" style:font-size-asian="10pt" style:font-size-complex="10pt"/>
    </style:style>
    <style:style style:name="P136" style:family="paragraph" style:parent-style-name="Standard">
      <style:text-properties fo:font-size="10pt" officeooo:rsid="001bdf0a" officeooo:paragraph-rsid="00b4d101" style:font-size-asian="10pt" style:font-size-complex="10pt"/>
    </style:style>
    <style:style style:name="P137" style:family="paragraph" style:parent-style-name="Standard">
      <style:text-properties fo:font-size="10pt" fo:font-weight="normal" officeooo:rsid="00325905" officeooo:paragraph-rsid="00b4d101" style:font-size-asian="10pt" style:font-weight-asian="normal" style:font-size-complex="10pt" style:font-weight-complex="normal"/>
    </style:style>
    <style:style style:name="P138" style:family="paragraph" style:parent-style-name="Standard">
      <style:text-properties fo:font-size="10pt" style:text-underline-style="solid" style:text-underline-width="auto" style:text-underline-color="font-color" fo:font-weight="normal" officeooo:rsid="00b10baa" officeooo:paragraph-rsid="00b8ee01" style:font-size-asian="10pt" style:font-weight-asian="normal" style:font-size-complex="10pt" style:font-weight-complex="normal"/>
    </style:style>
    <style:style style:name="P139" style:family="paragraph" style:parent-style-name="Standard">
      <style:text-properties officeooo:rsid="00427288" officeooo:paragraph-rsid="00427288"/>
    </style:style>
    <style:style style:name="P140" style:family="paragraph" style:parent-style-name="Standard">
      <style:text-properties fo:font-size="14pt" style:text-underline-style="solid" style:text-underline-width="auto" style:text-underline-color="font-color" fo:font-weight="bold" officeooo:rsid="00400bd0" officeooo:paragraph-rsid="00400bd0" style:font-size-asian="14pt" style:font-weight-asian="bold" style:font-size-complex="14pt" style:font-weight-complex="bold"/>
    </style:style>
    <style:style style:name="P141" style:family="paragraph" style:parent-style-name="Standard">
      <style:text-properties fo:font-size="14pt" style:text-underline-style="solid" style:text-underline-width="auto" style:text-underline-color="font-color" fo:font-weight="bold" officeooo:rsid="00543e13" officeooo:paragraph-rsid="00543e13" style:font-size-asian="14pt" style:font-weight-asian="bold" style:font-size-complex="14pt" style:font-weight-complex="bold"/>
    </style:style>
    <style:style style:name="P142" style:family="paragraph" style:parent-style-name="Standard">
      <style:text-properties fo:font-weight="normal" style:font-weight-asian="normal" style:font-weight-complex="normal"/>
    </style:style>
    <style:style style:name="P143" style:family="paragraph" style:parent-style-name="Standard">
      <style:text-properties fo:font-weight="normal" officeooo:rsid="004797dc" officeooo:paragraph-rsid="004797dc" style:font-weight-asian="normal" style:font-weight-complex="normal"/>
    </style:style>
    <style:style style:name="P144" style:family="paragraph" style:parent-style-name="Standard">
      <style:text-properties fo:font-weight="normal" officeooo:rsid="0049d988" officeooo:paragraph-rsid="0049d988" style:font-weight-asian="normal" style:font-weight-complex="normal"/>
    </style:style>
    <style:style style:name="P145" style:family="paragraph" style:parent-style-name="Standard">
      <style:text-properties fo:font-weight="normal" officeooo:rsid="004fe862" officeooo:paragraph-rsid="004fe862" style:font-weight-asian="normal" style:font-weight-complex="normal"/>
    </style:style>
    <style:style style:name="P146" style:family="paragraph" style:parent-style-name="Standard">
      <style:text-properties fo:font-weight="normal" officeooo:rsid="0051a2d2" officeooo:paragraph-rsid="0051a2d2" style:font-weight-asian="normal" style:font-weight-complex="normal"/>
    </style:style>
    <style:style style:name="P147" style:family="paragraph" style:parent-style-name="Standard">
      <style:text-properties fo:font-weight="normal" officeooo:rsid="0052b8d0" officeooo:paragraph-rsid="0051a2d2" style:font-weight-asian="normal" style:font-weight-complex="normal"/>
    </style:style>
    <style:style style:name="P148" style:family="paragraph" style:parent-style-name="Standard">
      <style:text-properties fo:font-weight="normal" officeooo:rsid="0054dc83" officeooo:paragraph-rsid="0054dc83" style:font-weight-asian="normal" style:font-weight-complex="normal"/>
    </style:style>
    <style:style style:name="P149" style:family="paragraph" style:parent-style-name="Standard">
      <style:text-properties fo:font-weight="normal" officeooo:rsid="00557284" officeooo:paragraph-rsid="00557284" style:font-weight-asian="normal" style:font-weight-complex="normal"/>
    </style:style>
    <style:style style:name="P150" style:family="paragraph" style:parent-style-name="Standard">
      <style:text-properties fo:font-weight="normal" officeooo:rsid="005ab6e5" officeooo:paragraph-rsid="005ab6e5" style:font-weight-asian="normal" style:font-weight-complex="normal"/>
    </style:style>
    <style:style style:name="P151" style:family="paragraph" style:parent-style-name="Standard">
      <style:text-properties fo:font-weight="normal" officeooo:rsid="005a90e5" officeooo:paragraph-rsid="005a90e5" style:font-weight-asian="normal" style:font-weight-complex="normal"/>
    </style:style>
    <style:style style:name="P152" style:family="paragraph" style:parent-style-name="Standard">
      <style:text-properties fo:font-weight="normal" officeooo:rsid="005a90e5" officeooo:paragraph-rsid="0074af1a" style:font-weight-asian="normal" style:font-weight-complex="normal"/>
    </style:style>
    <style:style style:name="P153" style:family="paragraph" style:parent-style-name="Standard">
      <style:text-properties fo:font-weight="normal" officeooo:rsid="005f4702" officeooo:paragraph-rsid="005f4702" style:font-weight-asian="normal" style:font-weight-complex="normal"/>
    </style:style>
    <style:style style:name="P154" style:family="paragraph" style:parent-style-name="Standard">
      <style:text-properties fo:font-weight="normal" officeooo:rsid="001bdf0a" officeooo:paragraph-rsid="005e431f" style:font-weight-asian="normal" style:font-weight-complex="normal"/>
    </style:style>
    <style:style style:name="P155" style:family="paragraph" style:parent-style-name="Standard">
      <style:text-properties fo:font-weight="normal" officeooo:rsid="00640cdc" officeooo:paragraph-rsid="00640cdc" style:font-weight-asian="normal" style:font-weight-complex="normal"/>
    </style:style>
    <style:style style:name="P156" style:family="paragraph" style:parent-style-name="Standard">
      <style:text-properties fo:font-weight="normal" officeooo:rsid="0067854c" officeooo:paragraph-rsid="0067854c" style:font-weight-asian="normal" style:font-weight-complex="normal"/>
    </style:style>
    <style:style style:name="P157" style:family="paragraph" style:parent-style-name="Standard">
      <style:text-properties fo:font-weight="normal" officeooo:rsid="0067854c" officeooo:paragraph-rsid="0070c944" style:font-weight-asian="normal" style:font-weight-complex="normal"/>
    </style:style>
    <style:style style:name="P158" style:family="paragraph" style:parent-style-name="Standard">
      <style:text-properties fo:font-weight="normal" officeooo:rsid="0067854c" officeooo:paragraph-rsid="0077523b" style:font-weight-asian="normal" style:font-weight-complex="normal"/>
    </style:style>
    <style:style style:name="P159" style:family="paragraph" style:parent-style-name="Standard">
      <style:text-properties fo:font-weight="normal" officeooo:rsid="0067854c" officeooo:paragraph-rsid="008a7346" style:font-weight-asian="normal" style:font-weight-complex="normal"/>
    </style:style>
    <style:style style:name="P160" style:family="paragraph" style:parent-style-name="Standard">
      <style:text-properties fo:font-weight="normal" officeooo:rsid="0067d189" officeooo:paragraph-rsid="0067d189" style:font-weight-asian="normal" style:font-weight-complex="normal"/>
    </style:style>
    <style:style style:name="P161" style:family="paragraph" style:parent-style-name="Standard">
      <style:text-properties fo:font-weight="normal" officeooo:rsid="0067d189" officeooo:paragraph-rsid="004797dc" style:font-weight-asian="normal" style:font-weight-complex="normal"/>
    </style:style>
    <style:style style:name="P162" style:family="paragraph" style:parent-style-name="Standard">
      <style:text-properties fo:font-weight="normal" officeooo:rsid="0068b1eb" officeooo:paragraph-rsid="00699fd6" style:font-weight-asian="normal" style:font-weight-complex="normal"/>
    </style:style>
    <style:style style:name="P163" style:family="paragraph" style:parent-style-name="Standard">
      <style:text-properties fo:font-weight="normal" officeooo:rsid="006a2522" officeooo:paragraph-rsid="006a2522" style:font-weight-asian="normal" style:font-weight-complex="normal"/>
    </style:style>
    <style:style style:name="P164" style:family="paragraph" style:parent-style-name="Standard">
      <style:text-properties fo:font-weight="normal" officeooo:rsid="006b483f" officeooo:paragraph-rsid="006b483f" style:font-weight-asian="normal" style:font-weight-complex="normal"/>
    </style:style>
    <style:style style:name="P165" style:family="paragraph" style:parent-style-name="Standard">
      <style:text-properties fo:font-weight="normal" officeooo:rsid="0074af1a" officeooo:paragraph-rsid="0074af1a" style:font-weight-asian="normal" style:font-weight-complex="normal"/>
    </style:style>
    <style:style style:name="P166" style:family="paragraph" style:parent-style-name="Standard">
      <style:text-properties fo:font-weight="normal" officeooo:rsid="00699fd6" officeooo:paragraph-rsid="00699fd6" style:font-weight-asian="normal" style:font-weight-complex="normal"/>
    </style:style>
    <style:style style:name="P167" style:family="paragraph" style:parent-style-name="Standard">
      <style:text-properties fo:font-weight="normal" officeooo:rsid="00a10698" officeooo:paragraph-rsid="00a10698" style:font-weight-asian="normal" style:font-weight-complex="normal"/>
    </style:style>
    <style:style style:name="P168" style:family="paragraph" style:parent-style-name="Standard">
      <style:text-properties fo:font-weight="normal" officeooo:rsid="00a47176" officeooo:paragraph-rsid="00a47176" style:font-weight-asian="normal" style:font-weight-complex="normal"/>
    </style:style>
    <style:style style:name="P169" style:family="paragraph" style:parent-style-name="Standard">
      <style:text-properties fo:font-weight="normal" officeooo:rsid="00a67470" officeooo:paragraph-rsid="00a67470" style:font-weight-asian="normal" style:font-weight-complex="normal"/>
    </style:style>
    <style:style style:name="P170" style:family="paragraph" style:parent-style-name="Standard">
      <style:text-properties fo:font-weight="normal" officeooo:rsid="00a67470" officeooo:paragraph-rsid="00ac4773" style:font-weight-asian="normal" style:font-weight-complex="normal"/>
    </style:style>
    <style:style style:name="P171" style:family="paragraph" style:parent-style-name="Standard">
      <style:text-properties fo:font-weight="normal" officeooo:paragraph-rsid="00a67470" style:font-weight-asian="normal" style:font-weight-complex="normal"/>
    </style:style>
    <style:style style:name="P172" style:family="paragraph" style:parent-style-name="Standard">
      <style:text-properties fo:font-weight="normal" officeooo:rsid="00a88382" officeooo:paragraph-rsid="00a88382" style:font-weight-asian="normal" style:font-weight-complex="normal"/>
    </style:style>
    <style:style style:name="P173" style:family="paragraph" style:parent-style-name="Standard">
      <style:text-properties fo:font-weight="normal" officeooo:rsid="00ac4773" officeooo:paragraph-rsid="00ac4773" style:font-weight-asian="normal" style:font-weight-complex="normal"/>
    </style:style>
    <style:style style:name="P174" style:family="paragraph" style:parent-style-name="Standard">
      <style:text-properties fo:font-weight="normal" officeooo:rsid="00ace15d" officeooo:paragraph-rsid="00ace15d" style:font-weight-asian="normal" style:font-weight-complex="normal"/>
    </style:style>
    <style:style style:name="P175" style:family="paragraph" style:parent-style-name="Standard">
      <style:text-properties fo:font-weight="normal" officeooo:rsid="00ace15d" officeooo:paragraph-rsid="00aeab7b" style:font-weight-asian="normal" style:font-weight-complex="normal"/>
    </style:style>
    <style:style style:name="P176" style:family="paragraph" style:parent-style-name="Standard">
      <style:text-properties fo:font-weight="normal" officeooo:rsid="00aeab7b" officeooo:paragraph-rsid="00aeab7b" style:font-weight-asian="normal" style:font-weight-complex="normal"/>
    </style:style>
    <style:style style:name="P177" style:family="paragraph" style:parent-style-name="Standard">
      <style:text-properties fo:font-weight="normal" officeooo:rsid="00b22afa" officeooo:paragraph-rsid="00b22afa" style:font-weight-asian="normal" style:font-weight-complex="normal"/>
    </style:style>
    <style:style style:name="P178" style:family="paragraph" style:parent-style-name="Standard">
      <style:text-properties fo:font-style="italic" fo:font-weight="normal" officeooo:rsid="005a90e5" officeooo:paragraph-rsid="005a90e5" style:font-style-asian="italic" style:font-weight-asian="normal" style:font-style-complex="italic" style:font-weight-complex="normal"/>
    </style:style>
    <style:style style:name="P179" style:family="paragraph" style:parent-style-name="Table_20_Contents">
      <style:text-properties style:text-underline-style="solid" style:text-underline-width="auto" style:text-underline-color="font-color" officeooo:rsid="00325905" officeooo:paragraph-rsid="00325905"/>
    </style:style>
    <style:style style:name="P180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3a0806" style:font-weight-asian="bold" style:font-weight-complex="bold"/>
    </style:style>
    <style:style style:name="P181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5e431f" style:font-weight-asian="bold" style:font-weight-complex="bold"/>
    </style:style>
    <style:style style:name="P182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74af1a" style:font-weight-asian="bold" style:font-weight-complex="bold"/>
    </style:style>
    <style:style style:name="P183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836c30" style:font-weight-asian="bold" style:font-weight-complex="bold"/>
    </style:style>
    <style:style style:name="P184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8ce444" style:font-weight-asian="bold" style:font-weight-complex="bold"/>
    </style:style>
    <style:style style:name="P185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b4d101" style:font-weight-asian="bold" style:font-weight-complex="bold"/>
    </style:style>
    <style:style style:name="P186" style:family="paragraph" style:parent-style-name="Table_20_Contents">
      <style:text-properties fo:font-size="10pt" officeooo:rsid="00325905" officeooo:paragraph-rsid="00325905" style:font-size-asian="10pt" style:font-size-complex="10pt"/>
    </style:style>
    <style:style style:name="P187" style:family="paragraph" style:parent-style-name="Table_20_Contents">
      <style:text-properties fo:font-size="10pt" officeooo:rsid="00325905" officeooo:paragraph-rsid="003a0806" style:font-size-asian="10pt" style:font-size-complex="10pt"/>
    </style:style>
    <style:style style:name="P188" style:family="paragraph" style:parent-style-name="Table_20_Contents">
      <style:text-properties fo:font-size="10pt" officeooo:rsid="00325905" officeooo:paragraph-rsid="005e431f" style:font-size-asian="10pt" style:font-size-complex="10pt"/>
    </style:style>
    <style:style style:name="P189" style:family="paragraph" style:parent-style-name="Table_20_Contents">
      <style:text-properties fo:font-size="10pt" officeooo:rsid="00325905" officeooo:paragraph-rsid="0074af1a" style:font-size-asian="10pt" style:font-size-complex="10pt"/>
    </style:style>
    <style:style style:name="P190" style:family="paragraph" style:parent-style-name="Table_20_Contents">
      <style:text-properties fo:font-size="10pt" officeooo:rsid="00325905" officeooo:paragraph-rsid="00836c30" style:font-size-asian="10pt" style:font-size-complex="10pt"/>
    </style:style>
    <style:style style:name="P191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325905" style:font-size-asian="10pt" style:font-size-complex="10pt"/>
    </style:style>
    <style:style style:name="P192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3a0806" style:font-size-asian="10pt" style:font-size-complex="10pt"/>
    </style:style>
    <style:style style:name="P193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5e431f" style:font-size-asian="10pt" style:font-size-complex="10pt"/>
    </style:style>
    <style:style style:name="P194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74af1a" style:font-size-asian="10pt" style:font-size-complex="10pt"/>
    </style:style>
    <style:style style:name="P195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836c30" style:font-size-asian="10pt" style:font-size-complex="10pt"/>
    </style:style>
    <style:style style:name="P196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8ce444" style:font-size-asian="10pt" style:font-size-complex="10pt"/>
    </style:style>
    <style:style style:name="P197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b4d101" style:font-size-asian="10pt" style:font-size-complex="10pt"/>
    </style:style>
    <style:style style:name="P198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3a0806" style:font-size-asian="10pt" style:font-weight-asian="bold" style:font-size-complex="10pt" style:font-weight-complex="bold"/>
    </style:style>
    <style:style style:name="P199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5e431f" style:font-size-asian="10pt" style:font-weight-asian="bold" style:font-size-complex="10pt" style:font-weight-complex="bold"/>
    </style:style>
    <style:style style:name="P200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74af1a" style:font-size-asian="10pt" style:font-weight-asian="bold" style:font-size-complex="10pt" style:font-weight-complex="bold"/>
    </style:style>
    <style:style style:name="P201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836c30" style:font-size-asian="10pt" style:font-weight-asian="bold" style:font-size-complex="10pt" style:font-weight-complex="bold"/>
    </style:style>
    <style:style style:name="P202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8ce444" style:font-size-asian="10pt" style:font-weight-asian="bold" style:font-size-complex="10pt" style:font-weight-complex="bold"/>
    </style:style>
    <style:style style:name="P203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b4d101" style:font-size-asian="10pt" style:font-weight-asian="bold" style:font-size-complex="10pt" style:font-weight-complex="bold"/>
    </style:style>
    <style:style style:name="P204" style:family="paragraph" style:parent-style-name="Table_20_Contents">
      <style:text-properties fo:font-size="10pt" fo:font-weight="bold" officeooo:rsid="00325905" officeooo:paragraph-rsid="003a0806" style:font-size-asian="10pt" style:font-weight-asian="bold" style:font-size-complex="10pt" style:font-weight-complex="bold"/>
    </style:style>
    <style:style style:name="P205" style:family="paragraph" style:parent-style-name="Table_20_Contents">
      <style:text-properties fo:font-size="10pt" fo:font-weight="bold" officeooo:rsid="00325905" officeooo:paragraph-rsid="005e431f" style:font-size-asian="10pt" style:font-weight-asian="bold" style:font-size-complex="10pt" style:font-weight-complex="bold"/>
    </style:style>
    <style:style style:name="P206" style:family="paragraph" style:parent-style-name="Table_20_Contents">
      <style:text-properties fo:font-size="10pt" fo:font-weight="bold" officeooo:rsid="00325905" officeooo:paragraph-rsid="0074af1a" style:font-size-asian="10pt" style:font-weight-asian="bold" style:font-size-complex="10pt" style:font-weight-complex="bold"/>
    </style:style>
    <style:style style:name="P207" style:family="paragraph" style:parent-style-name="Table_20_Contents">
      <style:text-properties fo:font-size="10pt" fo:font-weight="bold" officeooo:rsid="00325905" officeooo:paragraph-rsid="0074bf43" style:font-size-asian="10pt" style:font-weight-asian="bold" style:font-size-complex="10pt" style:font-weight-complex="bold"/>
    </style:style>
    <style:style style:name="P208" style:family="paragraph" style:parent-style-name="Table_20_Contents">
      <style:text-properties fo:font-size="10pt" fo:font-weight="bold" officeooo:rsid="00644eba" officeooo:paragraph-rsid="00644eba" style:font-size-asian="10pt" style:font-weight-asian="bold" style:font-size-complex="10pt" style:font-weight-complex="bold"/>
    </style:style>
    <style:style style:name="P209" style:family="paragraph" style:parent-style-name="Table_20_Contents">
      <style:text-properties fo:font-size="10pt" fo:font-weight="normal" officeooo:rsid="00325905" officeooo:paragraph-rsid="005e431f" style:font-size-asian="10pt" style:font-weight-asian="normal" style:font-size-complex="10pt" style:font-weight-complex="normal"/>
    </style:style>
    <style:style style:name="P210" style:family="paragraph" style:parent-style-name="Table_20_Contents">
      <style:text-properties fo:font-size="10pt" fo:font-weight="normal" officeooo:rsid="00325905" officeooo:paragraph-rsid="00644eba" style:font-size-asian="10pt" style:font-weight-asian="normal" style:font-size-complex="10pt" style:font-weight-complex="normal"/>
    </style:style>
    <style:style style:name="P211" style:family="paragraph" style:parent-style-name="Table_20_Contents">
      <style:text-properties fo:font-size="10pt" fo:font-weight="normal" officeooo:rsid="00325905" officeooo:paragraph-rsid="0074af1a" style:font-size-asian="10pt" style:font-weight-asian="normal" style:font-size-complex="10pt" style:font-weight-complex="normal"/>
    </style:style>
    <style:style style:name="P212" style:family="paragraph" style:parent-style-name="Table_20_Contents">
      <style:text-properties fo:font-size="10pt" fo:font-weight="normal" officeooo:rsid="00325905" officeooo:paragraph-rsid="0074bf43" style:font-size-asian="10pt" style:font-weight-asian="normal" style:font-size-complex="10pt" style:font-weight-complex="normal"/>
    </style:style>
    <style:style style:name="P213" style:family="paragraph" style:parent-style-name="Table_20_Contents">
      <style:text-properties fo:font-size="10pt" fo:font-weight="normal" officeooo:rsid="00325905" officeooo:paragraph-rsid="00836c30" style:font-size-asian="10pt" style:font-weight-asian="normal" style:font-size-complex="10pt" style:font-weight-complex="normal"/>
    </style:style>
    <style:style style:name="P214" style:family="paragraph" style:parent-style-name="Table_20_Contents">
      <style:text-properties fo:font-size="10pt" fo:font-weight="normal" officeooo:rsid="00325905" officeooo:paragraph-rsid="008ce444" style:font-size-asian="10pt" style:font-weight-asian="normal" style:font-size-complex="10pt" style:font-weight-complex="normal"/>
    </style:style>
    <style:style style:name="P215" style:family="paragraph" style:parent-style-name="Table_20_Contents">
      <style:text-properties fo:font-size="10pt" fo:font-weight="normal" officeooo:rsid="00325905" officeooo:paragraph-rsid="0091213f" style:font-size-asian="10pt" style:font-weight-asian="normal" style:font-size-complex="10pt" style:font-weight-complex="normal"/>
    </style:style>
    <style:style style:name="P216" style:family="paragraph" style:parent-style-name="Table_20_Contents">
      <style:text-properties fo:font-size="10pt" fo:font-weight="normal" officeooo:rsid="00325905" officeooo:paragraph-rsid="00b4d101" style:font-size-asian="10pt" style:font-weight-asian="normal" style:font-size-complex="10pt" style:font-weight-complex="normal"/>
    </style:style>
    <style:style style:name="P217" style:family="paragraph" style:parent-style-name="Table_20_Contents">
      <style:text-properties fo:font-size="10pt" style:text-underline-style="none" officeooo:rsid="0074bf43" officeooo:paragraph-rsid="008ce444" style:font-size-asian="10pt" style:font-size-complex="10pt"/>
    </style:style>
    <style:style style:name="P218" style:family="paragraph" style:parent-style-name="Table_20_Contents">
      <style:text-properties fo:font-size="10pt" style:text-underline-style="none" officeooo:rsid="0074bf43" officeooo:paragraph-rsid="0092eeee" style:font-size-asian="10pt" style:font-size-complex="10pt"/>
    </style:style>
    <style:style style:name="P219" style:family="paragraph" style:parent-style-name="Table_20_Contents">
      <style:text-properties fo:font-size="10pt" style:text-underline-style="none" officeooo:rsid="0074bf43" officeooo:paragraph-rsid="00b4d101" style:font-size-asian="10pt" style:font-size-complex="10pt"/>
    </style:style>
    <style:style style:name="P220" style:family="paragraph" style:parent-style-name="Table_20_Contents">
      <style:text-properties fo:font-size="10pt" style:text-underline-style="none" fo:font-weight="normal" officeooo:rsid="0074bf43" officeooo:paragraph-rsid="0092eeee" style:font-size-asian="10pt" style:font-weight-asian="normal" style:font-size-complex="10pt" style:font-weight-complex="normal"/>
    </style:style>
    <style:style style:name="P221" style:family="paragraph" style:parent-style-name="Table_20_Contents">
      <style:text-properties fo:font-size="10pt" style:text-underline-style="none" fo:font-weight="bold" officeooo:rsid="0092eeee" officeooo:paragraph-rsid="0092eeee" style:font-size-asian="10pt" style:font-weight-asian="bold" style:font-size-complex="10pt" style:font-weight-complex="bold"/>
    </style:style>
    <style:style style:name="P222" style:family="paragraph" style:parent-style-name="Table_20_Contents">
      <style:text-properties fo:font-size="10pt" style:text-underline-style="none" fo:font-weight="bold" officeooo:rsid="0092eeee" officeooo:paragraph-rsid="0093da4c" style:font-size-asian="10pt" style:font-weight-asian="bold" style:font-size-complex="10pt" style:font-weight-complex="bold"/>
    </style:style>
    <style:style style:name="P223" style:family="paragraph" style:parent-style-name="Table_20_Contents">
      <style:text-properties style:text-underline-style="none" officeooo:rsid="00325905" officeooo:paragraph-rsid="00325905"/>
    </style:style>
    <style:style style:name="P224" style:family="paragraph" style:parent-style-name="Table_20_Contents">
      <style:text-properties style:text-underline-style="none" officeooo:rsid="00325905" officeooo:paragraph-rsid="003a0806"/>
    </style:style>
    <style:style style:name="P225" style:family="paragraph" style:parent-style-name="Table_20_Contents">
      <style:text-properties style:text-underline-style="none" officeooo:rsid="00325905" officeooo:paragraph-rsid="005e431f"/>
    </style:style>
    <style:style style:name="P226" style:family="paragraph" style:parent-style-name="Table_20_Contents">
      <style:text-properties style:text-underline-style="none" officeooo:rsid="00325905" officeooo:paragraph-rsid="0074af1a"/>
    </style:style>
    <style:style style:name="P227" style:family="paragraph" style:parent-style-name="Table_20_Contents">
      <style:text-properties style:text-underline-style="none" officeooo:rsid="00325905" officeooo:paragraph-rsid="00836c30"/>
    </style:style>
    <style:style style:name="P228" style:family="paragraph" style:parent-style-name="Table_20_Contents">
      <style:text-properties officeooo:paragraph-rsid="003a0806"/>
    </style:style>
    <style:style style:name="P229" style:family="paragraph" style:parent-style-name="Table_20_Contents">
      <style:text-properties officeooo:paragraph-rsid="005e431f"/>
    </style:style>
    <style:style style:name="P230" style:family="paragraph" style:parent-style-name="Table_20_Contents">
      <style:text-properties officeooo:paragraph-rsid="0074af1a"/>
    </style:style>
    <style:style style:name="P231" style:family="paragraph" style:parent-style-name="Table_20_Contents">
      <style:text-properties fo:font-weight="normal" officeooo:paragraph-rsid="00836c30" style:font-weight-asian="normal" style:font-weight-complex="normal"/>
    </style:style>
    <style:style style:name="P232" style:family="paragraph" style:parent-style-name="Table_20_Contents">
      <style:text-properties officeooo:paragraph-rsid="008ce444"/>
    </style:style>
    <style:style style:name="P233" style:family="paragraph" style:parent-style-name="Table_20_Contents">
      <style:text-properties officeooo:paragraph-rsid="00b4d101"/>
    </style:style>
    <style:style style:name="P23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1aea73"/>
    </style:style>
    <style:style style:name="P23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1bdf0a"/>
    </style:style>
    <style:style style:name="P23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2d6ffe"/>
    </style:style>
    <style:style style:name="P23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3f5531"/>
    </style:style>
    <style:style style:name="P23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94953e"/>
    </style:style>
    <style:style style:name="P23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36c3c1" officeooo:paragraph-rsid="001bdf0a"/>
    </style:style>
    <style:style style:name="P24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4797dc" style:font-weight-asian="normal" style:font-weight-complex="normal"/>
    </style:style>
    <style:style style:name="P24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67854c" style:font-weight-asian="normal" style:font-weight-complex="normal"/>
    </style:style>
    <style:style style:name="P24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70c944" style:font-weight-asian="normal" style:font-weight-complex="normal"/>
    </style:style>
    <style:style style:name="P24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77523b" style:font-weight-asian="normal" style:font-weight-complex="normal"/>
    </style:style>
    <style:style style:name="P24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8a7346" style:font-weight-asian="normal" style:font-weight-complex="normal"/>
    </style:style>
    <style:style style:name="P24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a10698" style:font-weight-asian="normal" style:font-weight-complex="normal"/>
    </style:style>
    <style:style style:name="P24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a10698" officeooo:paragraph-rsid="00a10698" style:font-weight-asian="normal" style:font-weight-complex="normal"/>
    </style:style>
    <style:style style:name="P247" style:family="paragraph" style:parent-style-name="Standard" style:list-style-name="L1">
      <style:text-properties fo:font-weight="normal" officeooo:rsid="006a2522" officeooo:paragraph-rsid="006a2522" style:font-weight-asian="normal" style:font-weight-complex="normal"/>
    </style:style>
    <style:style style:name="P248" style:family="paragraph" style:parent-style-name="Standard" style:list-style-name="L1">
      <style:text-properties fo:font-weight="normal" officeooo:rsid="006a2522" officeooo:paragraph-rsid="006d7e87" style:font-weight-asian="normal" style:font-weight-complex="normal"/>
    </style:style>
    <style:style style:name="P249" style:family="paragraph" style:parent-style-name="Standard">
      <style:text-properties fo:font-weight="normal" officeooo:rsid="00a67470" officeooo:paragraph-rsid="00a67470" style:font-weight-asian="normal" style:font-weight-complex="normal"/>
    </style:style>
    <style:style style:name="P250" style:family="paragraph" style:parent-style-name="Standard">
      <style:text-properties fo:font-weight="normal" officeooo:rsid="00a81054" officeooo:paragraph-rsid="00a81054" style:font-weight-asian="normal" style:font-weight-complex="normal"/>
    </style:style>
    <style:style style:name="P251" style:family="paragraph" style:parent-style-name="Standard">
      <style:text-properties style:text-underline-style="none" fo:font-weight="normal" officeooo:rsid="00b10baa" officeooo:paragraph-rsid="00b10baa" style:font-weight-asian="normal" style:font-weight-complex="normal"/>
    </style:style>
    <style:style style:name="P252" style:family="paragraph" style:parent-style-name="Standard">
      <style:text-properties style:text-underline-style="none" fo:font-weight="normal" officeooo:rsid="00b10baa" officeooo:paragraph-rsid="00be0784" style:font-weight-asian="normal" style:font-weight-complex="normal"/>
    </style:style>
    <style:style style:name="P253" style:family="paragraph" style:parent-style-name="Standard">
      <style:text-properties style:text-underline-style="none" fo:font-weight="normal" officeooo:rsid="00b8b826" officeooo:paragraph-rsid="00b8b826" style:font-weight-asian="normal" style:font-weight-complex="normal"/>
    </style:style>
    <style:style style:name="P254" style:family="paragraph" style:parent-style-name="Standard">
      <style:text-properties style:text-underline-style="none" fo:font-weight="normal" officeooo:rsid="00b8e261" officeooo:paragraph-rsid="00b8e261" style:font-weight-asian="normal" style:font-weight-complex="normal"/>
    </style:style>
    <style:style style:name="P255" style:family="paragraph" style:parent-style-name="Standard">
      <style:text-properties style:text-underline-style="none" fo:font-weight="normal" officeooo:rsid="00b9fe73" officeooo:paragraph-rsid="00b9fe73" style:font-weight-asian="normal" style:font-weight-complex="normal"/>
    </style:style>
    <style:style style:name="P256" style:family="paragraph" style:parent-style-name="Standard">
      <style:text-properties style:text-underline-style="none" fo:font-weight="normal" officeooo:rsid="00bb7ff5" officeooo:paragraph-rsid="00bb7ff5" style:font-weight-asian="normal" style:font-weight-complex="normal"/>
    </style:style>
    <style:style style:name="P257" style:family="paragraph" style:parent-style-name="Standard">
      <style:text-properties style:text-underline-style="none" fo:font-weight="normal" officeooo:rsid="00be0784" officeooo:paragraph-rsid="00be0784" style:font-weight-asian="normal" style:font-weight-complex="normal"/>
    </style:style>
    <style:style style:name="P258" style:family="paragraph" style:parent-style-name="Standard">
      <style:text-properties style:text-underline-style="none" fo:font-weight="bold" officeooo:rsid="00b8e261" officeooo:paragraph-rsid="00b8e261" style:font-weight-asian="bold" style:font-weight-complex="bold"/>
    </style:style>
    <style:style style:name="P259" style:family="paragraph" style:parent-style-name="Standard">
      <style:text-properties style:text-underline-style="none" fo:font-weight="bold" officeooo:rsid="00b9fe73" officeooo:paragraph-rsid="00b9fe73" style:font-weight-asian="bold" style:font-weight-complex="bold"/>
    </style:style>
    <style:style style:name="P260" style:family="paragraph" style:parent-style-name="Standard">
      <style:paragraph-properties fo:text-align="center" style:justify-single-word="false"/>
      <style:text-properties fo:font-size="16pt" style:text-underline-style="none" fo:font-weight="bold" officeooo:rsid="00b8b826" officeooo:paragraph-rsid="00b8b826" style:font-size-asian="16pt" style:font-weight-asian="bold" style:font-size-complex="16pt" style:font-weight-complex="bold"/>
    </style:style>
    <style:style style:name="P261" style:family="paragraph" style:parent-style-name="Standard">
      <style:text-properties fo:font-size="10pt" style:text-underline-style="none" fo:font-weight="normal" officeooo:rsid="00b10baa" officeooo:paragraph-rsid="00b8ee01" style:font-size-asian="10pt" style:font-weight-asian="normal" style:font-size-complex="10pt" style:font-weight-complex="normal"/>
    </style:style>
    <style:style style:name="P262" style:family="paragraph" style:parent-style-name="Standard">
      <style:text-properties fo:font-size="10pt" style:text-underline-style="none" fo:font-weight="normal" officeooo:rsid="00b10baa" officeooo:paragraph-rsid="00b10baa" style:font-size-asian="10pt" style:font-weight-asian="normal" style:font-size-complex="10pt" style:font-weight-complex="normal"/>
    </style:style>
    <style:style style:name="P263" style:family="paragraph" style:parent-style-name="Standard">
      <style:text-properties fo:font-size="10pt" style:text-underline-style="none" fo:font-weight="normal" officeooo:rsid="00be0784" officeooo:paragraph-rsid="00be0784" style:font-size-asian="10pt" style:font-weight-asian="normal" style:font-size-complex="10pt" style:font-weight-complex="normal"/>
    </style:style>
    <style:style style:name="P264" style:family="paragraph" style:parent-style-name="Standard">
      <style:text-properties fo:font-size="10pt" style:text-underline-style="none" fo:font-weight="bold" officeooo:rsid="00b10baa" officeooo:paragraph-rsid="00b8ee01" style:font-size-asian="10pt" style:font-weight-asian="bold" style:font-size-complex="10pt" style:font-weight-complex="bold"/>
    </style:style>
    <style:style style:name="P265" style:family="paragraph" style:parent-style-name="Standard">
      <style:text-properties fo:font-size="10pt" style:text-underline-style="none" officeooo:rsid="001bdf0a" officeooo:paragraph-rsid="00be0784" style:font-size-asian="10pt" style:font-size-complex="10pt"/>
    </style:style>
    <style:style style:name="P266" style:family="paragraph" style:parent-style-name="Standard">
      <style:text-properties fo:font-size="10pt" style:text-underline-style="none" officeooo:rsid="001bdf0a" officeooo:paragraph-rsid="00c0a604" style:font-size-asian="10pt" style:font-size-complex="10pt"/>
    </style:style>
    <style:style style:name="P267" style:family="paragraph" style:parent-style-name="Standard">
      <style:text-properties fo:font-size="10pt" officeooo:rsid="001bdf0a" officeooo:paragraph-rsid="00be0784" style:font-size-asian="10pt" style:font-size-complex="10pt"/>
    </style:style>
    <style:style style:name="P268" style:family="paragraph" style:parent-style-name="Standard">
      <style:text-properties fo:font-size="10pt" officeooo:rsid="001bdf0a" officeooo:paragraph-rsid="00c0a604" style:font-size-asian="10pt" style:font-size-complex="10pt"/>
    </style:style>
    <style:style style:name="P269" style:family="paragraph" style:parent-style-name="Standard">
      <style:text-properties fo:font-size="10pt" fo:font-weight="normal" officeooo:rsid="00325905" officeooo:paragraph-rsid="00be0784" style:font-size-asian="10pt" style:font-weight-asian="normal" style:font-size-complex="10pt" style:font-weight-complex="normal"/>
    </style:style>
    <style:style style:name="P270" style:family="paragraph" style:parent-style-name="Standard">
      <style:text-properties style:text-underline-style="solid" style:text-underline-width="auto" style:text-underline-color="font-color" fo:font-weight="bold" officeooo:rsid="00325905" officeooo:paragraph-rsid="00be0784" style:font-weight-asian="bold" style:font-weight-complex="bold"/>
    </style:style>
    <style:style style:name="P271" style:family="paragraph" style:parent-style-name="Standard">
      <style:text-properties officeooo:rsid="001bdf0a" officeooo:paragraph-rsid="00be0784"/>
    </style:style>
    <style:style style:name="P27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normal" officeooo:rsid="00b8b826" officeooo:paragraph-rsid="00b6452d" style:font-weight-asian="normal" style:font-weight-complex="normal"/>
    </style:style>
    <style:style style:name="P27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normal" officeooo:rsid="00b8b826" officeooo:paragraph-rsid="00b8b826" style:font-weight-asian="normal" style:font-weight-complex="normal"/>
    </style:style>
    <style:style style:name="P274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be0784" style:font-weight-asian="bold" style:font-weight-complex="bold"/>
    </style:style>
    <style:style style:name="P275" style:family="paragraph" style:parent-style-name="Table_20_Contents">
      <style:text-properties fo:font-size="10pt" style:text-underline-style="none" officeooo:rsid="0074bf43" officeooo:paragraph-rsid="00be0784" style:font-size-asian="10pt" style:font-size-complex="10pt"/>
    </style:style>
    <style:style style:name="P276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be0784" style:font-size-asian="10pt" style:font-weight-asian="bold" style:font-size-complex="10pt" style:font-weight-complex="bold"/>
    </style:style>
    <style:style style:name="P277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be0784" style:font-size-asian="10pt" style:font-size-complex="10pt"/>
    </style:style>
    <style:style style:name="P278" style:family="paragraph" style:parent-style-name="Table_20_Contents">
      <style:text-properties fo:font-size="10pt" fo:font-weight="normal" officeooo:rsid="00325905" officeooo:paragraph-rsid="00be0784" style:font-size-asian="10pt" style:font-weight-asian="normal" style:font-size-complex="10pt" style:font-weight-complex="normal"/>
    </style:style>
    <style:style style:name="P279" style:family="paragraph" style:parent-style-name="Table_20_Contents">
      <style:text-properties officeooo:paragraph-rsid="00be0784"/>
    </style:style>
    <style:style style:name="T1" style:family="text">
      <style:text-properties officeooo:rsid="001aea7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fab74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48da52" style:font-weight-asian="normal" style:font-weight-complex="normal"/>
    </style:style>
    <style:style style:name="T10" style:family="text">
      <style:text-properties fo:font-weight="normal" officeooo:rsid="004c81a7" style:font-weight-asian="normal" style:font-weight-complex="normal"/>
    </style:style>
    <style:style style:name="T11" style:family="text">
      <style:text-properties fo:font-weight="normal" officeooo:rsid="0052b8d0" style:font-weight-asian="normal" style:font-weight-complex="normal"/>
    </style:style>
    <style:style style:name="T12" style:family="text">
      <style:text-properties fo:font-weight="normal" officeooo:rsid="00557284" style:font-weight-asian="normal" style:font-weight-complex="normal"/>
    </style:style>
    <style:style style:name="T13" style:family="text">
      <style:text-properties fo:font-weight="normal" officeooo:rsid="00581b1f" style:font-weight-asian="normal" style:font-weight-complex="normal"/>
    </style:style>
    <style:style style:name="T14" style:family="text">
      <style:text-properties fo:font-weight="normal" officeooo:rsid="0079eb51" style:font-weight-asian="normal" style:font-weight-complex="normal"/>
    </style:style>
    <style:style style:name="T15" style:family="text">
      <style:text-properties fo:font-weight="normal" officeooo:rsid="00826324" style:font-weight-asian="normal" style:font-weight-complex="normal"/>
    </style:style>
    <style:style style:name="T16" style:family="text">
      <style:text-properties fo:font-weight="normal" officeooo:rsid="00325905" style:font-weight-asian="normal" style:font-weight-complex="normal"/>
    </style:style>
    <style:style style:name="T17" style:family="text">
      <style:text-properties officeooo:rsid="00242002"/>
    </style:style>
    <style:style style:name="T18" style:family="text">
      <style:text-properties officeooo:rsid="00260e25"/>
    </style:style>
    <style:style style:name="T19" style:family="text">
      <style:text-properties officeooo:rsid="0029ae72"/>
    </style:style>
    <style:style style:name="T20" style:family="text">
      <style:text-properties officeooo:rsid="002d6ffe"/>
    </style:style>
    <style:style style:name="T21" style:family="text">
      <style:text-properties fo:font-size="16pt" fo:font-weight="bold" style:font-size-asian="16pt" style:font-weight-asian="bold" style:font-size-complex="16pt" style:font-weight-complex="bold"/>
    </style:style>
    <style:style style:name="T22" style:family="text">
      <style:text-properties officeooo:rsid="0037f7b5"/>
    </style:style>
    <style:style style:name="T23" style:family="text">
      <style:text-properties officeooo:rsid="001bdf0a"/>
    </style:style>
    <style:style style:name="T24" style:family="text">
      <style:text-properties officeooo:rsid="003f5531"/>
    </style:style>
    <style:style style:name="T25" style:family="text">
      <style:text-properties officeooo:rsid="004444f6"/>
    </style:style>
    <style:style style:name="T26" style:family="text">
      <style:text-properties officeooo:rsid="00461139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9" style:family="text">
      <style:text-properties officeooo:rsid="00581b1f"/>
    </style:style>
    <style:style style:name="T30" style:family="text">
      <style:text-properties officeooo:rsid="006217f5"/>
    </style:style>
    <style:style style:name="T31" style:family="text">
      <style:text-properties officeooo:rsid="00644eba"/>
    </style:style>
    <style:style style:name="T32" style:family="text">
      <style:text-properties officeooo:rsid="006bdf35"/>
    </style:style>
    <style:style style:name="T33" style:family="text">
      <style:text-properties officeooo:rsid="006d1c9f"/>
    </style:style>
    <style:style style:name="T34" style:family="text">
      <style:text-properties style:text-underline-style="none"/>
    </style:style>
    <style:style style:name="T35" style:family="text">
      <style:text-properties style:text-underline-style="none" officeooo:rsid="006da8ce"/>
    </style:style>
    <style:style style:name="T36" style:family="text">
      <style:text-properties style:text-underline-style="none" officeooo:rsid="0092eeee"/>
    </style:style>
    <style:style style:name="T37" style:family="text">
      <style:text-properties style:text-underline-style="none" officeooo:rsid="00b22afa"/>
    </style:style>
    <style:style style:name="T38" style:family="text">
      <style:text-properties style:text-underline-style="none" officeooo:rsid="00b10baa"/>
    </style:style>
    <style:style style:name="T39" style:family="text">
      <style:text-properties style:text-underline-style="none" fo:font-weight="bold" style:font-weight-asian="bold" style:font-weight-complex="bold"/>
    </style:style>
    <style:style style:name="T40" style:family="text">
      <style:text-properties officeooo:rsid="0074af1a"/>
    </style:style>
    <style:style style:name="T41" style:family="text">
      <style:text-properties officeooo:rsid="00775785"/>
    </style:style>
    <style:style style:name="T42" style:family="text">
      <style:text-properties officeooo:rsid="007876e8"/>
    </style:style>
    <style:style style:name="T43" style:family="text">
      <style:text-properties officeooo:rsid="007cb77f"/>
    </style:style>
    <style:style style:name="T44" style:family="text">
      <style:text-properties fo:background-color="#fff200" loext:char-shading-value="0"/>
    </style:style>
    <style:style style:name="T45" style:family="text">
      <style:text-properties officeooo:rsid="008a2b06"/>
    </style:style>
    <style:style style:name="T46" style:family="text">
      <style:text-properties officeooo:rsid="007ba9f3"/>
    </style:style>
    <style:style style:name="T47" style:family="text">
      <style:text-properties officeooo:rsid="009249fb"/>
    </style:style>
    <style:style style:name="T48" style:family="text">
      <style:text-properties officeooo:rsid="0093da4c"/>
    </style:style>
    <style:style style:name="T49" style:family="text">
      <style:text-properties officeooo:rsid="0094953e"/>
    </style:style>
    <style:style style:name="T50" style:family="text">
      <style:text-properties officeooo:rsid="00a4d30b"/>
    </style:style>
    <style:style style:name="T51" style:family="text">
      <style:text-properties officeooo:rsid="00a67470"/>
    </style:style>
    <style:style style:name="T52" style:family="text">
      <style:text-properties officeooo:rsid="00ac4773"/>
    </style:style>
    <style:style style:name="T53" style:family="text">
      <style:text-properties officeooo:rsid="00aeab7b"/>
    </style:style>
    <style:style style:name="T54" style:family="text">
      <style:text-properties fo:font-size="10pt" style:text-underline-style="none" style:font-size-asian="10pt" style:font-size-complex="10pt"/>
    </style:style>
    <style:style style:name="T55" style:family="text">
      <style:text-properties officeooo:rsid="00bebc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repl.it/@jsc0" text:style-name="Internet_20_link" text:visited-style-name="Visited_20_Internet_20_Link">Repl.it</text:a></text:p>
      <text:p text:style-name="P1"/>
      <text:p text:style-name="P1">Run → Ctrl + <text:span text:style-name="T1">Enter</text:span></text:p>
      <text:p text:style-name="P2">Run → C<text:span text:style-name="T1">ommand</text:span> + <text:span text:style-name="T1">Enter (Mac)</text:span></text:p>
      <text:p text:style-name="P2"/>
      <text:p text:style-name="P36">Comment/Uncomment a line: <text:s/>Ctrl + /</text:p>
      <text:p text:style-name="P2"/>
      <text:p text:style-name="P14"><text:a xlink:type="simple" xlink:href="http://pythontutor.com/" text:style-name="Internet_20_link" text:visited-style-name="Visited_20_Internet_20_Link"><text:span text:style-name="T18">Debug code online step by step</text:span></text:a></text:p>
      <text:p text:style-name="P14"><text:span text:style-name="T18">Or download the program </text:span><text:a xlink:type="simple" xlink:href="https://thonny.org/" text:style-name="Internet_20_link" text:visited-style-name="Visited_20_Internet_20_Link"><text:span text:style-name="T18">Thonny</text:span></text:a> </text:p>
      <text:p text:style-name="P234"/>
      <text:p text:style-name="P235"/>
      <text:p text:style-name="P69">Day 1:</text:p>
      <text:p text:style-name="P64"/>
      <text:p text:style-name="P64">Input Function:</text:p>
      <text:p text:style-name="P3"/>
      <text:p text:style-name="P35"><text:span text:style-name="T7">What is this: </text:span><text:span text:style-name="T8">I</text:span>nput will get you what the user is typing in console.</text:p>
      <text:p text:style-name="P4"/>
      <text:p text:style-name="P34">input(promt for the user) <text:s/>→ inside of parenthesys we have what is going to be printed in the screen and will wait till we type something:</text:p>
      <text:p text:style-name="P34"/>
      <text:p text:style-name="P34">input(“What is your name? ”) <text:s text:c="3"/>→ if you execute this will wait till you type your name or whatever.</text:p>
      <text:p text:style-name="P34"/>
      <text:p text:style-name="P34">Then <text:span text:style-name="T19">if</text:span> you’<text:span text:style-name="T19">ve</text:span> typed “<text:span text:style-name="T19">John</text:span>” will be <text:span text:style-name="T17">substituted</text:span> <text:span text:style-name="T19">and added into it like</text:span>: <text:s/>input(“<text:span text:style-name="T19">John</text:span> ”)</text:p>
      <text:p text:style-name="P34"/>
      <text:p text:style-name="P34">So <text:span text:style-name="T2">input(“What is your name? ”) <text:s/></text:span><text:span text:style-name="T4">will </text:span><text:span text:style-name="T5">be replaced by</text:span><text:span text:style-name="T4"> what you typed.</text:span></text:p>
      <text:p text:style-name="P37"/>
      <text:p text:style-name="P37">If you run the program and type John:</text:p>
      <text:p text:style-name="P37">What is your name? John</text:p>
      <text:p text:style-name="P37"/>
      <text:p text:style-name="P34"><text:span text:style-name="T4">input(“What is your name? ”) will </text:span><text:span text:style-name="T5">be replaced by</text:span><text:span text:style-name="T4"> John.</text:span></text:p>
      <text:p text:style-name="P37"/>
      <text:p text:style-name="P16">You can print John if you do this:</text:p>
      <text:p text:style-name="P34">print("Hello " + input("What is your name: "))</text:p>
      <text:p text:style-name="P3"/>
      <text:p text:style-name="P39">You will get:</text:p>
      <text:p text:style-name="P3">What is your name: John</text:p>
      <text:p text:style-name="P3">Hello John</text:p>
      <text:p text:style-name="P3"/>
      <text:p text:style-name="P3"/>
      <text:p text:style-name="P17">Exercise 1.3:</text:p>
      <text:p text:style-name="P3"/>
      <text:p text:style-name="P62">Ask me to type my name and the program will tell you how much letters the name have:</text:p>
      <text:p text:style-name="P62"/>
      <text:p text:style-name="P40">Option 1, One line:</text:p>
      <text:p text:style-name="P62">print(len(input("What is your name? ")))</text:p>
      <text:p text:style-name="P3"/>
      <text:p text:style-name="P40">Option 2, two lines:</text:p>
      <text:p text:style-name="P5">name = input("What is your name? ")</text:p>
      <text:p text:style-name="P5">print(len(name))</text:p>
      <text:p text:style-name="P3"/>
      <text:p text:style-name="P3"/>
      <text:p text:style-name="P236"><text:soft-page-break/></text:p>
      <text:p text:style-name="P65"><text:span text:style-name="T20">Python Variables</text:span>:</text:p>
      <text:p text:style-name="P3"/>
      <text:p text:style-name="P18">Using the previous exercise:</text:p>
      <text:p text:style-name="P63">print(len(input("What is your name? ")))</text:p>
      <text:p text:style-name="P3"/>
      <text:p text:style-name="P41">We can use variables like this:</text:p>
      <text:p text:style-name="P75"/>
      <text:p text:style-name="P75">name = input("What is your name? ")</text:p>
      <text:p text:style-name="P75">length = len(name)</text:p>
      <text:p text:style-name="P75"/>
      <text:p text:style-name="P75">print(length)</text:p>
      <text:p text:style-name="P3"/>
      <text:p text:style-name="P3"/>
      <text:p text:style-name="P19">Exercise 1.4:</text:p>
      <text:p text:style-name="P76">Switch values of variables.</text:p>
      <text:p text:style-name="P76">Give to variable A, the value of variable B and viceversa.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2">My solution:</text:p>
            <text:p text:style-name="P6"/>
            <text:p text:style-name="P6">a = input("a: ")</text:p>
            <text:p text:style-name="P6">b = input("b: ")</text:p>
            <text:p text:style-name="P6"/>
            <text:p text:style-name="P6">cafe = a</text:p>
            <text:p text:style-name="P6">milk = b</text:p>
            <text:p text:style-name="P6">a = milk</text:p>
            <text:p text:style-name="P6">b = cafe</text:p>
            <text:p text:style-name="P6"/>
            <text:p text:style-name="P6">print("a: " + a)</text:p>
            <text:p text:style-name="P6">print("b: " + b)</text:p>
            <text:p text:style-name="P6"/>
          </table:table-cell>
          <table:table-cell table:style-name="Table1.B1" office:value-type="string">
            <text:p text:style-name="P179">Teacher’<text:span text:style-name="T22">s</text:span> solution:</text:p>
            <text:p text:style-name="P223"/>
            <text:p text:style-name="P6">a = input("a: ")</text:p>
            <text:p text:style-name="P6">b = input("b: ")</text:p>
            <text:p text:style-name="P6"/>
            <text:p text:style-name="P77">a = c</text:p>
            <text:p text:style-name="P77">a = b</text:p>
            <text:p text:style-name="P77">b = c</text:p>
            <text:p text:style-name="P6"/>
            <text:p text:style-name="P6">print("a: " + a)</text:p>
            <text:p text:style-name="P81">print("b: " + b)</text:p>
          </table:table-cell>
        </table:table-row>
        <table:table-row>
          <table:table-cell table:style-name="Table1.A2" office:value-type="string">
            <text:p text:style-name="P191">Result:</text:p>
            <text:p text:style-name="P191"/>
            <text:p text:style-name="P186">a: AAAAA</text:p>
            <text:p text:style-name="P186">b: BBBBB</text:p>
            <text:p text:style-name="P186">a: BBBBB</text:p>
            <text:p text:style-name="P186">b: AAAAA</text:p>
            <text:p text:style-name="Table_20_Contents"/>
          </table:table-cell>
          <table:table-cell table:style-name="Table1.B2" office:value-type="string">
            <text:p text:style-name="P191">Result:</text:p>
            <text:p text:style-name="P186"/>
            <text:p text:style-name="P186">a: AAAAA</text:p>
            <text:p text:style-name="P186">b: BBBBB</text:p>
            <text:p text:style-name="P186">a: BBBBB</text:p>
            <text:p text:style-name="P186">b: AAAAA</text:p>
          </table:table-cell>
        </table:table-row>
      </table:table>
      <text:p text:style-name="P6"/>
      <text:p text:style-name="P3"/>
      <text:p text:style-name="P20">Variable names:</text:p>
      <text:p text:style-name="P78">length1 = 10 <text:s/>→ good</text:p>
      <text:p text:style-name="P78">1length = 10 <text:s text:c="2"/>→ not allowed to start variable names with numbers</text:p>
      <text:p text:style-name="P78"/>
      <text:p text:style-name="P78">user_name = “John” <text:s/>→ good</text:p>
      <text:p text:style-name="P79">user name = “John” <text:s text:c="3"/>→ not allowed, the variable name have to be a single item without spaces.</text:p>
      <text:p text:style-name="P79"/>
      <text:p text:style-name="P79">Is not recommended to use function names as variable names, like print, len or so.</text:p>
      <text:p text:style-name="P3"/>
      <text:p text:style-name="P3"/>
      <text:p text:style-name="P3"/>
      <text:p text:style-name="P3"/>
      <text:p text:style-name="P239"><text:soft-page-break/></text:p>
      <text:p text:style-name="P80"/>
      <text:p text:style-name="P80"><text:span text:style-name="T21">Final project: </text:span><text:a xlink:type="simple" xlink:href="https://repl.it/@appbrewery/band-name-generator-start#main.py" text:style-name="Internet_20_link" text:visited-style-name="Visited_20_Internet_20_Link"><text:span text:style-name="T23">https://repl.it/@appbrewery/band-name-generator-start#main.py</text:span></text:a></text:p>
      <text:p text:style-name="P3"/>
      <text:p text:style-name="P115">Exercise:</text:p>
      <text:p text:style-name="P115"/>
      <text:p text:style-name="P3">#1. Create a greeting for your program.</text:p>
      <text:p text:style-name="P3"/>
      <text:p text:style-name="P3">#2. Ask the user for the city that they grew up in.</text:p>
      <text:p text:style-name="P3"/>
      <text:p text:style-name="P3">#3. Ask the user for the name of a pet.</text:p>
      <text:p text:style-name="P3"/>
      <text:p text:style-name="P3">#4. Combine the name of their city and pet and show them their band name.</text:p>
      <text:p text:style-name="P3"/>
      <text:p text:style-name="P3">#5. Make sure the input cursor shows on a new line, see the example at:</text:p>
      <text:p text:style-name="P3"># <text:s text:c="2"/><text:a xlink:type="simple" xlink:href="https://band-name-generator-end.appbrewery.repl.run/" text:style-name="Internet_20_link" text:visited-style-name="Visited_20_Internet_20_Link">https://band-name-generator-end.appbrewery.repl.run/</text:a></text:p>
      <text:p text:style-name="P3"/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3">My solution:</text:p>
            <text:p text:style-name="P7"/>
            <text:p text:style-name="P129">print("This program creates a band name:")</text:p>
            <text:p text:style-name="P129">print("---------------------------------")</text:p>
            <text:p text:style-name="P129"/>
            <text:p text:style-name="P129">city = input("In which city did you grew up? ")</text:p>
            <text:p text:style-name="P129"/>
            <text:p text:style-name="P129">pet = input("Tell me the name of your pet ")</text:p>
            <text:p text:style-name="P129"/>
            <text:p text:style-name="P129">space = " "</text:p>
            <text:p text:style-name="P129"/>
            <text:p text:style-name="P129">print( city + space + pet )</text:p>
            <text:p text:style-name="P129"/>
          </table:table-cell>
          <table:table-cell table:style-name="Table2.B1" office:value-type="string">
            <text:p text:style-name="P180">Teacher’<text:span text:style-name="T22">s</text:span> solution:</text:p>
            <text:p text:style-name="P224"/>
            <text:p text:style-name="P116">print("Welcome to the band name generator.")</text:p>
            <text:p text:style-name="P116"/>
            <text:p text:style-name="P116">city = input("Which city did you grow up in?\n")</text:p>
            <text:p text:style-name="P116"/>
            <text:p text:style-name="P116">pet = input("What is the name of a pet?\n")</text:p>
            <text:p text:style-name="P116"/>
            <text:p text:style-name="P116">print("Your band name cound be: " + city + " " + pet)</text:p>
          </table:table-cell>
        </table:table-row>
        <table:table-row>
          <table:table-cell table:style-name="Table2.A2" office:value-type="string">
            <text:p text:style-name="P198">Result:</text:p>
            <text:p text:style-name="P192"/>
            <text:p text:style-name="P187">This program creates a band name:</text:p>
            <text:p text:style-name="P187">---------------------------------</text:p>
            <text:p text:style-name="P187">In which city did you grew up? Figueres</text:p>
            <text:p text:style-name="P187">Tell me the name of your pet Boris</text:p>
            <text:p text:style-name="P204">Figueres Boris</text:p>
            <text:p text:style-name="P228"/>
          </table:table-cell>
          <table:table-cell table:style-name="Table2.B2" office:value-type="string">
            <text:p text:style-name="P198">Result:</text:p>
            <text:p text:style-name="P187"/>
            <text:p text:style-name="P187">Welcome to the band name generator.</text:p>
            <text:p text:style-name="P187">Which city did you grow up in?</text:p>
            <text:p text:style-name="P187">Bristol</text:p>
            <text:p text:style-name="P187">What is the name of a pet?</text:p>
            <text:p text:style-name="P187">Rabbit</text:p>
            <text:p text:style-name="P187">Your band name cound be: <text:span text:style-name="T7">Bristol Rabbit</text:span></text:p>
          </table:table-cell>
        </table:table-row>
      </table:table>
      <text:p text:style-name="P7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37"/>
      <text:p text:style-name="P237"/>
      <text:p text:style-name="P68">Day <text:span text:style-name="T24">2</text:span>:</text:p>
      <text:p text:style-name="P66"/>
      <text:p text:style-name="P140">Data Types:</text:p>
      <text:p text:style-name="P3"/>
      <text:p text:style-name="P21">String:</text:p>
      <text:p text:style-name="P3"/>
      <text:p text:style-name="P3">“ ” <text:s/>→<text:span text:style-name="T25"> Anything between quotes or double quotes will be trated as a string (text).</text:span></text:p>
      <text:p text:style-name="P3">“<text:span text:style-name="T25">1234</text:span>” →<text:span text:style-name="T25"> this will be treated as a string.</text:span></text:p>
      <text:p text:style-name="P3"/>
      <text:p text:style-name="P139">print(“Hello” [4] ) <text:s text:c="2"/>→ this will print the last character, o</text:p>
      <text:p text:style-name="P3"/>
      <text:p text:style-name="P3">print("123" + "456") <text:s/>→<text:span text:style-name="T26"> this will give you: <text:s text:c="2"/>123456</text:span></text:p>
      <text:p text:style-name="P3"/>
      <text:p text:style-name="P3"/>
      <text:p text:style-name="P22">Integer:</text:p>
      <text:p text:style-name="P143"/>
      <text:p text:style-name="P22"><text:span text:style-name="T8">print(123 + 456) → </text:span><text:span text:style-name="T9">579 </text:span></text:p>
      <text:p text:style-name="P143"/>
      <text:p text:style-name="P23"><text:span text:style-name="T28">Tip: </text:span><text:span text:style-name="T8">Use underscore (_) to write large integer numbers and to split them in order to make it easy to </text:span><text:span text:style-name="T10">visualize</text:span><text:span text:style-name="T8">:</text:span></text:p>
      <text:p text:style-name="P144"/>
      <text:p text:style-name="P144">123_123_3534 <text:s text:c="2"/>→ will be interpreted like this: <text:s/>1231233534</text:p>
      <text:p text:style-name="P143"/>
      <text:p text:style-name="P143"/>
      <text:p text:style-name="P24">Float:</text:p>
      <text:p text:style-name="P143"/>
      <text:p text:style-name="P145">3.23423 </text:p>
      <text:p text:style-name="P145">242343.640</text:p>
      <text:p text:style-name="P145"/>
      <text:p text:style-name="P25">Boolean:</text:p>
      <text:p text:style-name="P146">True</text:p>
      <text:p text:style-name="P146">False</text:p>
      <text:p text:style-name="P143"/>
      <text:p text:style-name="P26"><text:span text:style-name="T8">Both starting with Capitals </text:span><text:span text:style-name="T11">and without quotation marks, otherwhise it would turn them into strings.</text:span></text:p>
      <text:p text:style-name="P147"/>
      <text:p text:style-name="P147"/>
      <text:p text:style-name="P141">Function Types:</text:p>
      <text:p text:style-name="P143"/>
      <text:p text:style-name="P148">type() <text:s/>→ it gives you the type of data.</text:p>
      <text:p text:style-name="P143"/>
      <text:p text:style-name="P49">Example:</text:p>
      <text:p text:style-name="P22"><text:span text:style-name="T8">num_char = len(input("What is your name? ")) <text:s/>→</text:span><text:span text:style-name="T12"> num_char is an integer</text:span></text:p>
      <text:p text:style-name="P143"/>
      <text:p text:style-name="P22"><text:span text:style-name="T8">print("Your name has " + num_char + "characters.") <text:s/>→</text:span><text:span text:style-name="T12"> this gives error because you can NOT add</text:span></text:p>
      <text:p text:style-name="P22"><text:span text:style-name="T8"><text:tab/><text:tab/><text:tab/><text:tab/><text:tab/><text:tab/><text:tab/> <text:s text:c="7"/></text:span><text:span text:style-name="T12">strings + integers, only the same data type.</text:span></text:p>
      <text:p text:style-name="P149"/>
      <text:p text:style-name="P27"><text:span text:style-name="T8">To know the type of the data you are using, use the </text:span><text:span text:style-name="T3">type() </text:span><text:span text:style-name="T6">function.</text:span></text:p>
      <text:p text:style-name="P22"><text:span text:style-name="T8">print(type(num_char)) <text:s/>→</text:span><text:span text:style-name="T13"> &lt;class ‘int’&gt;</text:span></text:p>
      <text:p text:style-name="P28"><text:soft-page-break/><text:span text:style-name="T29">C</text:span>onvert a data type to a string:</text:p>
      <text:p text:style-name="P143"/>
      <text:p text:style-name="P150">You can use the type function to investigate which data type you are using.</text:p>
      <text:p text:style-name="P150">With type function you can CONVERT one datatype to another.</text:p>
      <text:p text:style-name="P150"/>
      <text:p text:style-name="P151"/>
      <text:p text:style-name="P151">To make work the previous exercise convert the integer to string:</text:p>
      <text:p text:style-name="P151"/>
      <text:p text:style-name="P151">num_char = len(input("What is your name? "))</text:p>
      <text:p text:style-name="P151"/>
      <text:p text:style-name="P28"><text:span text:style-name="T8">new_num_char = </text:span>str(num_char)</text:p>
      <text:p text:style-name="P151"/>
      <text:p text:style-name="P151">print("Your name has " + new_num_char + " characters.")</text:p>
      <text:p text:style-name="P143"/>
      <text:p text:style-name="P143"/>
      <text:p text:style-name="P151">We convert the variable num_char to a string and we give it a new name, now the program will work because the whole print statement is adding strings:</text:p>
      <text:p text:style-name="P151"/>
      <text:p text:style-name="P178">What is your name? sfgsdfgsfgsfgs</text:p>
      <text:p text:style-name="P178">Your name has 14 characters.</text:p>
      <text:p text:style-name="P151"/>
      <text:p text:style-name="P151"/>
      <text:p text:style-name="P29">Exercise 2.1:</text:p>
      <text:p text:style-name="P151"/>
      <text:p text:style-name="P153">Type two numbers and <text:span text:style-name="T30">add them, so 23 will be 2 + 3 = 5 </text:span></text:p>
      <text:p text:style-name="P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4">My solution:</text:p>
            <text:p text:style-name="P8"/>
            <text:p text:style-name="P130">two_digit_number = input("Type a two digit number: ")</text:p>
            <text:p text:style-name="P8"/>
            <text:p text:style-name="P130">first = int(two_digit_number[0])</text:p>
            <text:p text:style-name="P130">second = int(two_digit_number[1])</text:p>
            <text:p text:style-name="P130"/>
            <text:p text:style-name="P130">print(first + second)</text:p>
          </table:table-cell>
          <table:table-cell table:style-name="Table3.B1" office:value-type="string">
            <text:p text:style-name="P181">Teacher’<text:span text:style-name="T22">s</text:span> solution:</text:p>
            <text:p text:style-name="P225"/>
            <text:p text:style-name="P117">two_digit_number = input("Type a two digit number: ")</text:p>
            <text:p text:style-name="P117"/>
            <text:p text:style-name="P122">first_digit = <text:span text:style-name="T23">two_digit_number[0]</text:span></text:p>
            <text:p text:style-name="P122">second_digit = <text:span text:style-name="T23">two_digit_number[0]</text:span></text:p>
            <text:p text:style-name="P122"/>
            <text:p text:style-name="P122">result = int(first_digit) + int(second_digit)</text:p>
            <text:p text:style-name="P122"/>
            <text:p text:style-name="P122">print(result)</text:p>
          </table:table-cell>
        </table:table-row>
        <table:table-row>
          <table:table-cell table:style-name="Table3.A2" office:value-type="string">
            <text:p text:style-name="P199">Result:</text:p>
            <text:p text:style-name="P193"/>
            <text:p text:style-name="P209">Type a two digit number: 23</text:p>
            <text:p text:style-name="P205">5</text:p>
            <text:p text:style-name="P229"/>
          </table:table-cell>
          <table:table-cell table:style-name="Table3.B2" office:value-type="string">
            <text:p text:style-name="P199">Result:</text:p>
            <text:p text:style-name="P188"/>
            <text:p text:style-name="P210">Type a two digit number: <text:span text:style-name="T31">87</text:span></text:p>
            <text:p text:style-name="P208">15</text:p>
          </table:table-cell>
        </table:table-row>
      </table:table>
      <text:p text:style-name="P154"/>
      <text:p text:style-name="P31">Teacher’s explanation:</text:p>
      <text:p text:style-name="P143"/>
      <text:p text:style-name="P155">First we have to know which is the data type of the variable two_digit_number</text:p>
      <text:p text:style-name="P155"><text:tab/>print(type(two_digit_number)) <text:s text:c="2"/>→ which is a &lt;class ‘str’&gt;</text:p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240"><text:soft-page-break/></text:p>
      <text:p text:style-name="P241"/>
      <text:p text:style-name="P156"/>
      <text:p text:style-name="P67">Mathematical Operations in Python:</text:p>
      <text:p text:style-name="P143"/>
      <text:p text:style-name="P161">3 + 4</text:p>
      <text:p text:style-name="P160">5 - 2</text:p>
      <text:p text:style-name="P160">3 * 7</text:p>
      <text:p text:style-name="P160">6 / 3 <text:s/>→ the result will be a float, 2.0 in this examples</text:p>
      <text:p text:style-name="P162">** <text:s/>exponent, when you want to raise a number to a power</text:p>
      <text:p text:style-name="P166">2 ** 3 <text:s/>→ two 3 times is 8. <text:s/>2 * 2 * 2 = 8</text:p>
      <text:p text:style-name="P143"/>
      <text:p text:style-name="P143"/>
      <text:p text:style-name="P32">Order of the operations:</text:p>
      <text:p text:style-name="P143"/>
      <text:p text:style-name="P163">If you have different operations in the same line of code, there is an order that the program will follow.</text:p>
      <text:p text:style-name="P163"/>
      <text:p text:style-name="P163">The rule to remember is PEMDAS:</text:p>
      <text:list xml:id="list1990177234" text:style-name="L1">
        <text:list-item>
          <text:p text:style-name="P247">Parentheses <text:s/>()</text:p>
        </text:list-item>
        <text:list-item>
          <text:p text:style-name="P247">Exponents <text:s text:c="4"/>**</text:p>
        </text:list-item>
        <text:list-item>
          <text:p text:style-name="P247">Multiplication <text:s/>* <text:s/><text:span text:style-name="T32">and <text:s text:c="3"/></text:span>Division <text:s/>/ <text:s text:c="2"/>→<text:span text:style-name="T32"> they are equal important. First coming wins</text:span></text:p>
        </text:list-item>
        <text:list-item>
          <text:p text:style-name="P248">Addition + <text:s text:c="2"/><text:span text:style-name="T33">and <text:s/></text:span>Substraction <text:s text:c="2"/>- <text:s text:c="6"/>→<text:span text:style-name="T33"> they are equal important. First coming wins</text:span></text:p>
        </text:list-item>
      </text:list>
      <text:p text:style-name="P163"/>
      <text:p text:style-name="P50">Example:</text:p>
      <text:p text:style-name="P143">print( 3 * 3 + 3 / 3 - 3)</text:p>
      <text:p text:style-name="P143"/>
      <text:p text:style-name="P164">First will do the mutiplication, 3 * 3 = 9 <text:s text:c="3"/>→<text:span text:style-name="T32">is first because is the first operation on the left.</text:span></text:p>
      <text:p text:style-name="P164">Second the division, 3 /3 = 1.0 <text:s/>→ float, <text:span text:style-name="T32">ran the second after the multiplication because comes after.</text:span></text:p>
      <text:p text:style-name="P164">Third the addition, 9 + 1.0 = 10.0</text:p>
      <text:p text:style-name="P164">Last the substraction, 10.0 - 3 = <text:s/>7.0</text:p>
      <text:p text:style-name="P164"/>
      <text:p text:style-name="P164"/>
      <text:p text:style-name="P51">Example 2:<text:span text:style-name="T34"> <text:s text:c="2"/>Make that operation to have 3 as result</text:span></text:p>
      <text:p text:style-name="P52"><text:span text:style-name="T34">print( 3 * </text:span><text:span text:style-name="T35">(</text:span><text:span text:style-name="T34">3 + 3</text:span><text:span text:style-name="T35">)</text:span><text:span text:style-name="T34"> / 3 - 3)</text:span></text:p>
      <text:p text:style-name="P82"/>
      <text:p text:style-name="P83">First the parenthesy, 3 + 3 = 6</text:p>
      <text:p text:style-name="P83">Second the multiplication because is the first on the left, 3 * 6 = 18</text:p>
      <text:p text:style-name="P83">Third de division, 18 / 6 = 6</text:p>
      <text:p text:style-name="P83">Last the substraction, 6 - 3 = 3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242"><text:soft-page-break/></text:p>
      <text:p text:style-name="P242"/>
      <text:p text:style-name="P157"/>
      <text:p text:style-name="P72">[Interactive Coding Exercise] BMI Calculator:</text:p>
      <text:p text:style-name="P83"/>
      <text:p text:style-name="P30">Exercise 2.<text:span text:style-name="T40">2</text:span>:</text:p>
      <text:p text:style-name="P152"/>
      <text:p text:style-name="P165">Calculate the BMI</text:p>
      <text:p text:style-name="P1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5">My solution:</text:p>
            <text:p text:style-name="P10"/>
            <text:p text:style-name="P131">height = input("enter your height in m: ")</text:p>
            <text:p text:style-name="P131">weight = input("enter your weight in kg: ")</text:p>
            <text:p text:style-name="P131"/>
            <text:p text:style-name="P131">height = float(height)</text:p>
            <text:p text:style-name="P131">weight = float(weight)</text:p>
            <text:p text:style-name="P131"/>
            <text:p text:style-name="P131">print(int(height / (weight * weight )))</text:p>
          </table:table-cell>
          <table:table-cell table:style-name="Table4.B1" office:value-type="string">
            <text:p text:style-name="P182">Teacher’<text:span text:style-name="T22">s</text:span> solution:</text:p>
            <text:p text:style-name="P226"/>
            <text:p text:style-name="P132">height = input("enter your height in m: ")</text:p>
            <text:p text:style-name="P118">weight = input("enter your weight in kg: ")</text:p>
            <text:p text:style-name="P118"/>
            <text:p text:style-name="P123">bmi = int(<text:span text:style-name="T23">weight</text:span>) <text:s/>/ float(h<text:span text:style-name="T23">eight</text:span>) ** 2</text:p>
            <text:p text:style-name="P123">bmi_as_int = int(bmi)</text:p>
            <text:p text:style-name="P123"/>
            <text:p text:style-name="P123">print(bmi_as_int)</text:p>
          </table:table-cell>
        </table:table-row>
        <table:table-row>
          <table:table-cell table:style-name="Table4.A2" office:value-type="string">
            <text:p text:style-name="P200">Result:</text:p>
            <text:p text:style-name="P194"/>
            <text:p text:style-name="P211">enter your height in m: 80</text:p>
            <text:p text:style-name="P211">enter your weight in kg: 1.75</text:p>
            <text:p text:style-name="P206">26</text:p>
            <text:p text:style-name="P230"/>
          </table:table-cell>
          <table:table-cell table:style-name="Table4.B2" office:value-type="string">
            <text:p text:style-name="P200">Result:</text:p>
            <text:p text:style-name="P189"/>
            <text:p text:style-name="P212">enter your height in m: 80</text:p>
            <text:p text:style-name="P212">enter your weight in kg: 1.75</text:p>
            <text:p text:style-name="P207">26</text:p>
          </table:table-cell>
        </table:table-row>
      </table:table>
      <text:p text:style-name="P86"/>
      <text:p text:style-name="P83"/>
      <text:p text:style-name="P243"/>
      <text:p text:style-name="P243"/>
      <text:p text:style-name="P158"/>
      <text:p text:style-name="P73">Number Manipulation and F Strings in Python:</text:p>
      <text:p text:style-name="P83"/>
      <text:p text:style-name="P83"/>
      <text:p text:style-name="P107">Round the number:</text:p>
      <text:p text:style-name="P90">If you are dividing a number it will give you a float. </text:p>
      <text:p text:style-name="P90"/>
      <text:p text:style-name="P90">You can limit the decimals appearing on the right after the colon by using round.</text:p>
      <text:p text:style-name="P90"/>
      <text:p text:style-name="P53">Example:</text:p>
      <text:p text:style-name="P83"/>
      <text:p text:style-name="P83">print(8 / 3) <text:s/>→<text:span text:style-name="T41"> 2.6666666666666665</text:span></text:p>
      <text:p text:style-name="P83"/>
      <text:p text:style-name="P83">print(<text:span text:style-name="T7">round</text:span>(8 / 3)) <text:s/>→<text:span text:style-name="T41"> 3</text:span></text:p>
      <text:p text:style-name="P83"/>
      <text:p text:style-name="P83">print(<text:span text:style-name="T7">round</text:span>(8 / 3, 2)) →<text:span text:style-name="T41"> 2.67</text:span></text:p>
      <text:p text:style-name="P83"/>
      <text:p text:style-name="P83">print(<text:span text:style-name="T7">round</text:span>(2.6666666, 2)) <text:s/>→<text:span text:style-name="T41"> 2.67</text:span></text:p>
      <text:p text:style-name="P83"/>
      <text:p text:style-name="P83"/>
      <text:p text:style-name="P83"/>
      <text:p text:style-name="P83"/>
      <text:p text:style-name="P83"/>
      <text:p text:style-name="P83"/>
      <text:p text:style-name="P108"><text:soft-page-break/>Use the floor edition:</text:p>
      <text:p text:style-name="P83"/>
      <text:p text:style-name="P83">print(8 / 3) →<text:span text:style-name="T42"> 2.6666666666666665 <text:s text:c="3"/>→ float number</text:span></text:p>
      <text:p text:style-name="P83"/>
      <text:p text:style-name="P83">print(8 // 3) →<text:span text:style-name="T42"> 2<text:tab/><text:tab/>→ int number</text:span></text:p>
      <text:p text:style-name="P83"/>
      <text:p text:style-name="P83"/>
      <text:p text:style-name="P109">Using variables:</text:p>
      <text:p text:style-name="P91"/>
      <text:p text:style-name="P109"><text:span text:style-name="T8">result = 4/2 <text:s/>→</text:span><text:span text:style-name="T14"> 2</text:span></text:p>
      <text:p text:style-name="P109"><text:span text:style-name="T8">result </text:span>*=<text:span text:style-name="T8"> 3 <text:s text:c="3"/>→</text:span><text:span text:style-name="T14"> 2 x 3</text:span></text:p>
      <text:p text:style-name="P109"><text:span text:style-name="T8">print(result) <text:s/>→</text:span><text:span text:style-name="T14"> 6</text:span></text:p>
      <text:p text:style-name="P92"/>
      <text:p text:style-name="P93">score = 0</text:p>
      <text:p text:style-name="P110"><text:span text:style-name="T8">score </text:span>+=<text:span text:style-name="T8"> 1</text:span></text:p>
      <text:p text:style-name="P93">print(score) <text:s/>→ 1</text:p>
      <text:p text:style-name="P93"/>
      <text:p text:style-name="P94"/>
      <text:p text:style-name="P111">Change data<text:span text:style-name="T45">t</text:span>ypes: <text:s/><text:span text:style-name="T43">f-String</text:span></text:p>
      <text:p text:style-name="P94"/>
      <text:p text:style-name="P96">We can not use different datatypes to operate in the same line, if you use a string + int the program will fail.</text:p>
      <text:p text:style-name="P96"/>
      <text:p text:style-name="P54">To make it work until now we are converting the data, to str in the below example:</text:p>
      <text:p text:style-name="P94">score = 0</text:p>
      <text:p text:style-name="P111"><text:span text:style-name="T8">print("Your score is: " + </text:span>str(<text:span text:style-name="T8">score))</text:span></text:p>
      <text:p text:style-name="P94"/>
      <text:p text:style-name="P94"/>
      <text:p text:style-name="P55">But we can use f-String to make it much more easy:</text:p>
      <text:p text:style-name="P94"/>
      <text:p text:style-name="P94">score = 0</text:p>
      <text:p text:style-name="P94">height = 1.8</text:p>
      <text:p text:style-name="P94">isWinning = True</text:p>
      <text:p text:style-name="P94"/>
      <text:p text:style-name="P111"><text:span text:style-name="T8">print(</text:span><text:span text:style-name="T44">f"</text:span><text:span text:style-name="T8">Your score is </text:span>{score}<text:span text:style-name="T8">, your height is </text:span>{height}<text:span text:style-name="T8">, you are winning is </text:span>{isWinning}<text:span text:style-name="T8"> ")</text:span></text:p>
      <text:p text:style-name="P94"/>
      <text:p text:style-name="P111"><text:span text:style-name="T8">→</text:span><text:span text:style-name="T15"> Your score is 0, your height is 1.8, you are winning is True </text:span></text:p>
      <text:p text:style-name="P94"/>
      <text:p text:style-name="P94"/>
      <text:p text:style-name="P97">We are calling the variables with {}</text:p>
      <text:p text:style-name="P94"/>
      <text:p text:style-name="P94"/>
      <text:p text:style-name="P112">Exercise:</text:p>
      <text:p text:style-name="P94"/>
      <text:p text:style-name="P98">If you live 90 years you will have 32850 days, 4680 weeks and 1080 months.</text:p>
      <text:p text:style-name="P94"/>
      <text:p text:style-name="P98">Calculate how much time will be using you age as a reference and comparing it with 90 years.</text:p>
      <text:p text:style-name="P94"/>
      <text:p text:style-name="P99">Ask for your age and do the math:</text:p>
      <text:p text:style-name="P94">days = age - 90 * 365</text:p>
      <text:p text:style-name="P94">weeks = age - 90 * 52</text:p>
      <text:p text:style-name="P94">months = age - 90 * 12</text:p>
      <text:p text:style-name="P11"><text:soft-page-break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6">My solution:</text:p>
            <text:p text:style-name="P11"/>
            <text:p text:style-name="P133">age = input("What is your current age? ")</text:p>
            <text:p text:style-name="P133"/>
            <text:p text:style-name="P133">age = int(age)</text:p>
            <text:p text:style-name="P133"/>
            <text:p text:style-name="P133">days = (90 - age) * 365</text:p>
            <text:p text:style-name="P133">weeks = (90 - age) * 52</text:p>
            <text:p text:style-name="P133">months = (90 - age) * 12</text:p>
            <text:p text:style-name="P133"/>
            <text:p text:style-name="P133">print(f"You have {days} days, {weeks} weeks, and {months} months left.")</text:p>
          </table:table-cell>
          <table:table-cell table:style-name="Table5.B1" office:value-type="string">
            <text:p text:style-name="P183">Teacher’<text:span text:style-name="T22">s</text:span> solution:</text:p>
            <text:p text:style-name="P227"/>
            <text:p text:style-name="P119">age = input("What is your current age? ")</text:p>
            <text:p text:style-name="P119"/>
            <text:p text:style-name="P119">age_as_int = int(age)</text:p>
            <text:p text:style-name="P119"/>
            <text:p text:style-name="P119">years_remaining = 90 - age_as_int</text:p>
            <text:p text:style-name="P119">days_remaining = years_remaining * 365</text:p>
            <text:p text:style-name="P119">weeks_remaining = years_remaining * 52</text:p>
            <text:p text:style-name="P119">months_remaining = years_remaining * 12</text:p>
            <text:p text:style-name="P119"/>
            <text:p text:style-name="P119">message = f"You have {days_remaining} days, {weeks_remaining} weeks, and {months_remaining} months left."</text:p>
            <text:p text:style-name="P119"/>
            <text:p text:style-name="P119">print(message)</text:p>
          </table:table-cell>
        </table:table-row>
        <table:table-row>
          <table:table-cell table:style-name="Table5.A2" office:value-type="string">
            <text:p text:style-name="P201">Result:</text:p>
            <text:p text:style-name="P195"/>
            <text:p text:style-name="P213">What is your current age?<text:span text:style-name="T7"> </text:span>40</text:p>
            <text:p text:style-name="P213">You have 18250 days, 2600 weeks, and 600 months left.</text:p>
            <text:p text:style-name="P231"/>
          </table:table-cell>
          <table:table-cell table:style-name="Table5.B2" office:value-type="string">
            <text:p text:style-name="P201">Result:</text:p>
            <text:p text:style-name="P190"/>
            <text:p text:style-name="P213">What is your current age? 40</text:p>
            <text:p text:style-name="P213">You have 18250 days, 2600 weeks, and 600 months left.</text:p>
          </table:table-cell>
        </table:table-row>
      </table:table>
      <text:p text:style-name="P87"/>
      <text:p text:style-name="P100">Variation after cheking teacher’s example:</text:p>
      <text:p text:style-name="P100"/>
      <text:p text:style-name="P124">age = input("What is your current age? ")</text:p>
      <text:p text:style-name="P124"/>
      <text:p text:style-name="P124">age = 90 - int(age)</text:p>
      <text:p text:style-name="P124"/>
      <text:p text:style-name="P124">days = age * 365</text:p>
      <text:p text:style-name="P124">weeks = age * 52</text:p>
      <text:p text:style-name="P124">months = age * 12</text:p>
      <text:p text:style-name="P124"/>
      <text:p text:style-name="P124">print(f"You have {days} days, {weeks} weeks, and {months} months left.")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244"><text:soft-page-break/></text:p>
      <text:p text:style-name="P244"/>
      <text:p text:style-name="P159"/>
      <text:p text:style-name="P74"><text:span text:style-name="T46">Tip Calculator</text:span>: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1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7">My solution:</text:p>
            <text:p text:style-name="P12"/>
            <text:p text:style-name="P134">print("Welcome to the tip calculator")</text:p>
            <text:p text:style-name="P134">print("")</text:p>
            <text:p text:style-name="P134"/>
            <text:p text:style-name="P134">bill = int(input("What was the total bill? $"))</text:p>
            <text:p text:style-name="P135">percent = int(input("<text:span text:style-name="T16">How much tip would you like to give? 10, 12, or 15?</text:span> "))</text:p>
            <text:p text:style-name="P134">people = int(input("How many people to split the bill? "))</text:p>
            <text:p text:style-name="P134"/>
            <text:p text:style-name="P134">percent_correct = percent / 100</text:p>
            <text:p text:style-name="P134">percent_bill = bill * percent_correct</text:p>
            <text:p text:style-name="P134"/>
            <text:p text:style-name="P134">total = bill + percent_bill </text:p>
            <text:p text:style-name="P134"/>
            <text:p text:style-name="P134">result = total / people</text:p>
            <text:p text:style-name="P134"/>
            <text:p text:style-name="P134">print(f"Each person should pay: ${result}")</text:p>
            <text:p text:style-name="P134"/>
          </table:table-cell>
          <table:table-cell table:style-name="Table6.B1" office:value-type="string">
            <text:p text:style-name="P184">Teacher’<text:span text:style-name="T22">s</text:span> solution:</text:p>
            <text:p text:style-name="P217"/>
            <text:p text:style-name="P120">print("Welcome to the tip calculator")</text:p>
            <text:p text:style-name="P120"/>
            <text:p text:style-name="P217">bill = float(input("What was the total bill? $"))</text:p>
            <text:p text:style-name="P217">tip = int(input("How much tip would you like to give? 10, 12, or 15? "))</text:p>
            <text:p text:style-name="P217">people = int(input("How many people to split the bill?"))</text:p>
            <text:p text:style-name="P217"/>
            <text:p text:style-name="P217">tip_as_percent = tip / 100</text:p>
            <text:p text:style-name="P217">total_tip_amount = bill * tip_as_percent</text:p>
            <text:p text:style-name="P217">total_bill = bill + total_tip_amount</text:p>
            <text:p text:style-name="P217">bill_per_person = total_bill / people</text:p>
            <text:p text:style-name="P217">final_amount = round(bill_per_person, 2)</text:p>
            <text:p text:style-name="P217"/>
            <text:p text:style-name="P217">print(f"Each person should pay: ${final_amount}")</text:p>
          </table:table-cell>
        </table:table-row>
        <table:table-row>
          <table:table-cell table:style-name="Table6.A2" office:value-type="string">
            <text:p text:style-name="P202">Result:</text:p>
            <text:p text:style-name="P196"/>
            <text:p text:style-name="P214">Welcome to the tip calculator</text:p>
            <text:p text:style-name="P214"/>
            <text:p text:style-name="P214">What was the total bill? $150</text:p>
            <text:p text:style-name="P215">How much tip would you like to give? 10, 12, or 15? 12</text:p>
            <text:p text:style-name="P214">How many people to split the bill? 5</text:p>
            <text:p text:style-name="P214">Each person should pay: $33.6</text:p>
            <text:p text:style-name="P232"/>
          </table:table-cell>
          <table:table-cell table:style-name="Table6.B2" office:value-type="string">
            <text:p text:style-name="P202">Result:</text:p>
            <text:p text:style-name="P214"/>
            <text:p text:style-name="P125">Welcome to the tip calculator</text:p>
            <text:p text:style-name="P214">What was the total bill? $100</text:p>
            <text:p text:style-name="P214">How much tip would you like to give? 10, 12, or 15? 10</text:p>
            <text:p text:style-name="P214">How many people to split the bill?5</text:p>
            <text:p text:style-name="P214">Each person should pay: $22.0</text:p>
          </table:table-cell>
        </table:table-row>
      </table:table>
      <text:p text:style-name="P88"/>
      <text:p text:style-name="P84"/>
      <text:p text:style-name="P56">Another approach from the teacher:</text:p>
      <text:p text:style-name="P101"/>
      <text:p text:style-name="P126">bill = float(input("What was the total bill? $"))</text:p>
      <text:p text:style-name="P126">tip = int(input("How much tip would you like to give? 10, 12, or 15? "))</text:p>
      <text:p text:style-name="P126">people = int(input("How many people to split the bill? "))</text:p>
      <text:p text:style-name="P126"/>
      <text:p text:style-name="P126">bill_with_tip =<text:span text:style-name="T7"> bill * (1 + tip /100)</text:span> <text:s text:c="2"/>→<text:span text:style-name="T47"> we simplify in one line three operations</text:span></text:p>
      <text:p text:style-name="P126">bill_per_person = bill_with_tip / people</text:p>
      <text:p text:style-name="P126">final_amount = round(bill_per_person, 2)</text:p>
      <text:p text:style-name="P126"/>
      <text:p text:style-name="P126">print(f"Each person should pay: ${final_amount}")</text:p>
      <text:p text:style-name="P94"/>
      <text:p text:style-name="P94"/>
      <text:p text:style-name="P94"/>
      <text:p text:style-name="P57"><text:soft-page-break/>Another approach from the teacher:<text:span text:style-name="T34"> </text:span><text:span text:style-name="T36">To show two decimals allways.</text:span></text:p>
      <text:p text:style-name="P94"/>
      <text:p text:style-name="P218">bill = float(input("What was the total bill? $"))</text:p>
      <text:p text:style-name="P218">tip = int(input("How much tip would you like to give? 10, 12, or 15? "))</text:p>
      <text:p text:style-name="P218">people = int(input("How many people to split the bill?"))</text:p>
      <text:p text:style-name="P218"/>
      <text:p text:style-name="P218">tip_as_percent = tip / 100</text:p>
      <text:p text:style-name="P218">total_tip_amount = bill * tip_as_percent</text:p>
      <text:p text:style-name="P218">total_bill = bill + total_tip_amount</text:p>
      <text:p text:style-name="P218">bill_per_person = total_bill / people</text:p>
      <text:p text:style-name="P218">final_amount = round(bill_per_person, 2)</text:p>
      <text:p text:style-name="P221">final_amount = “{:.2f}”.format(bill_per_person)<text:span text:style-name="T8"> <text:s text:c="2"/>→ this will show allways two decimal digits. <text:s/>*</text:span></text:p>
      <text:p text:style-name="P218"/>
      <text:p text:style-name="P220">print(f"Each person should pay: ${final_amount}")</text:p>
      <text:p text:style-name="P94"/>
      <text:p text:style-name="P102"/>
      <text:p text:style-name="P102">* Depence on the amount of the bill the result will show only one decimal digit, like:</text:p>
      <text:p text:style-name="P127">bill = 150 </text:p>
      <text:p text:style-name="P127">tip = 12</text:p>
      <text:p text:style-name="P127">people = 5</text:p>
      <text:p text:style-name="P127"/>
      <text:p text:style-name="P127">final_amount = 33.6</text:p>
      <text:p text:style-name="P127"/>
      <text:p text:style-name="P102">But the prices <text:span text:style-name="T48">have to show </text:span>two decimal digits.</text:p>
      <text:p text:style-name="P102">To always show two digits <text:span text:style-name="T48">we can use the format function.</text:span></text:p>
      <text:p text:style-name="P94"/>
      <text:p text:style-name="P222">final_amount = “{:.2f}”.format(bill_per_person)<text:span text:style-name="T8"> </text:span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238"><text:soft-page-break/></text:p>
      <text:p text:style-name="P238"/>
      <text:p text:style-name="P70">Day <text:span text:style-name="T49">3</text:span>: <text:s/>Control Flow and Logical Operators:</text:p>
      <text:p text:style-name="P128"/>
      <text:p text:style-name="P128">01/26/2021</text:p>
      <text:p text:style-name="P103"/>
      <text:p text:style-name="P103">Flow control with<text:span text:style-name="T7"> if/else </text:span>statements.</text:p>
      <text:p text:style-name="P94"/>
      <text:p text:style-name="P58">Flow control diagram example:</text:p>
      <text:p text:style-name="P94"/>
      <text:p text:style-name="P104">If you are taller than 120 cm you can ride the rollercoaster</text:p>
      <text:p text:style-name="P104">If (else) you are shorter than 120 cm you can NOT ride it.</text:p>
      <text:p text:style-name="P104"><draw:frame draw:style-name="fr1" draw:name="Image1" text:anchor-type="paragraph" svg:x="0.15cm" svg:y="0.392cm" svg:width="7.846cm" svg:height="5.034cm" draw:z-index="0"><draw:image xlink:href="Pictures/10000201000002DE000001D7E0B56F51F250D20E.png" xlink:type="simple" xlink:show="embed" xlink:actuate="onLoad" loext:mime-type="image/png"/></draw:frame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113">Exercise:</text:p>
      <text:p text:style-name="P94"/>
      <text:p text:style-name="P38">If you are taller or equal to 120 you can ride:</text:p>
      <text:p text:style-name="P105"/>
      <text:p text:style-name="P94">print("Welcome to the rollercoaster!")</text:p>
      <text:p text:style-name="P94"/>
      <text:p text:style-name="P94">height = int(input("What is your height in cm? "))</text:p>
      <text:p text:style-name="P94"/>
      <text:p text:style-name="P94"><text:span text:style-name="T7">if </text:span>height<text:span text:style-name="T7"> &gt;= </text:span>120:</text:p>
      <text:p text:style-name="P94"><text:s text:c="2"/>print("You can ride the rollercoaster!")</text:p>
      <text:p text:style-name="P94"/>
      <text:p text:style-name="P111">else:</text:p>
      <text:p text:style-name="P94"><text:s text:c="2"/>print("Sorry, you have to grow taller before you can ride.")</text:p>
      <text:p text:style-name="P94"/>
      <text:p text:style-name="P94"/>
      <text:p text:style-name="P15">Comarison Operators:</text:p>
      <text:p text:style-name="P142"><draw:frame draw:style-name="fr1" draw:name="Image2" text:anchor-type="paragraph" svg:x="0.22cm" svg:y="0.307cm" svg:width="8.622cm" svg:height="5.941cm" draw:z-index="1"><draw:image xlink:href="Pictures/100002010000036B0000025B11D91313492E4731.png" xlink:type="simple" xlink:show="embed" xlink:actuate="onLoad" loext:mime-type="image/png"/></draw:frame></text:p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245"><text:soft-page-break/></text:p>
      <text:p text:style-name="P246"/>
      <text:p text:style-name="P167"/>
      <text:p text:style-name="P71">Odd or Even? Introducing the Modulo</text:p>
      <text:p text:style-name="P142"/>
      <text:p text:style-name="P33">Modulo: →<text:span text:style-name="T51"> %</text:span></text:p>
      <text:p text:style-name="P168">Will divide a number by another number and will give you the remainder of that <text:span text:style-name="T50">division</text:span>.</text:p>
      <text:p text:style-name="P168"/>
      <text:p text:style-name="P177">You can use modulo to know if a number is even or odd.</text:p>
      <text:p text:style-name="P177"/>
      <text:p text:style-name="P177">If the division of a number by another gives you a reminder, like <text:s/><text:span text:style-name="T38">14 /4 </text:span><text:span text:style-name="T34">=</text:span><text:span text:style-name="T38"> 3,5 </text:span><text:span text:style-name="T34">you will know that the number is odd because will give you a reminder, ,5 in this example.</text:span></text:p>
      <text:p text:style-name="P142"/>
      <text:p text:style-name="P169"><text:span text:style-name="T27">Example:</text:span> 7 % 2</text:p>
      <text:p text:style-name="P171"/>
      <text:p text:style-name="P169">Seven split into portions of 2 is:</text:p>
      <text:p text:style-name="P169">2 + 2 + 2 + 1</text:p>
      <text:p text:style-name="P171"/>
      <text:p text:style-name="P250">Seved divided by 2 can be divided 3 times (2 + 2 + 2) with a reminder of 1.</text:p>
      <text:p text:style-name="P142"/>
      <text:p text:style-name="P172">1 is what the modulo gives you.</text:p>
      <text:p text:style-name="P142"/>
      <text:p text:style-name="P173">If you run <text:span text:style-name="T51">7 % 2 </text:span>in the console gives you 1:</text:p>
      <text:p text:style-name="P170">7 % 2 <text:span text:style-name="T52">= 1</text:span></text:p>
      <text:p text:style-name="P170"/>
      <text:p text:style-name="P170"/>
      <text:p text:style-name="P174"><text:span text:style-name="T27">Example 2:</text:span> <text:s/>7 % 3</text:p>
      <text:p text:style-name="P174"/>
      <text:p text:style-name="P176">3 + 3 + 1</text:p>
      <text:p text:style-name="P175">7 % 3 <text:span text:style-name="T53">= 1</text:span></text:p>
      <text:p text:style-name="P175"/>
      <text:p text:style-name="P59">Example 3:<text:span text:style-name="T34"> 14 % 4 <text:s text:c="3"/>(14 /4 </text:span><text:span text:style-name="T37">=</text:span><text:span text:style-name="T34"> 3,5)</text:span></text:p>
      <text:p text:style-name="P251"/>
      <text:p text:style-name="P251">4 + 4 + 4 + 2</text:p>
      <text:p text:style-name="P251">14 % 4 = 2</text:p>
      <text:p text:style-name="P95"/>
      <text:p text:style-name="P95"/>
      <text:p text:style-name="P95"/>
      <text:p text:style-name="P95"/>
      <text:p text:style-name="P95"/>
      <text:p text:style-name="P95"/>
      <text:p text:style-name="P114">Exercise:</text:p>
      <text:p text:style-name="P95"/>
      <text:p text:style-name="P106">Tell me if the introduced number is odd or even</text:p>
      <text:p text:style-name="P95"/>
      <text:p text:style-name="P95"/>
      <text:p text:style-name="P95"/>
      <text:p text:style-name="P95"/>
      <text:p text:style-name="P95"/>
      <text:p text:style-name="P95"/>
      <text:p text:style-name="P13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48">My solution:</text:p>
            <text:p text:style-name="P13"/>
            <text:p text:style-name="P136">number = int(input("Which number do you want to check? "))</text:p>
            <text:p text:style-name="P136"/>
            <text:p text:style-name="P136">odd_even = number % 2</text:p>
            <text:p text:style-name="P136"/>
            <text:p text:style-name="P136">if odd_even == 0:</text:p>
            <text:p text:style-name="P136"><text:s text:c="2"/>print("This is an even number.")</text:p>
            <text:p text:style-name="P136"/>
            <text:p text:style-name="P136">else:</text:p>
            <text:p text:style-name="P136"><text:s text:c="2"/>print("This is an odd number.")</text:p>
            <text:p text:style-name="P136"/>
          </table:table-cell>
          <table:table-cell table:style-name="Table7.B1" office:value-type="string">
            <text:p text:style-name="P185">Teacher’<text:span text:style-name="T22">s</text:span> solution:</text:p>
            <text:p text:style-name="P219"/>
            <text:p text:style-name="P121">number = int(input("Which number do you want to check? "))</text:p>
            <text:p text:style-name="P121"/>
            <text:p text:style-name="P121">if number % 2 == 0:</text:p>
            <text:p text:style-name="P121"><text:s text:c="2"/>print("This is an even number.")</text:p>
            <text:p text:style-name="P121"/>
            <text:p text:style-name="P121">else:</text:p>
            <text:p text:style-name="P121"><text:s text:c="2"/>print("This is an odd number.")</text:p>
          </table:table-cell>
        </table:table-row>
        <table:table-row>
          <table:table-cell table:style-name="Table7.A2" office:value-type="string">
            <text:p text:style-name="P203">Result:</text:p>
            <text:p text:style-name="P197"/>
            <text:p text:style-name="P216">Which number do you want to check? 23452451</text:p>
            <text:p text:style-name="P216">This is an odd number.</text:p>
            <text:p text:style-name="P233"/>
          </table:table-cell>
          <table:table-cell table:style-name="Table7.B2" office:value-type="string">
            <text:p text:style-name="P203">Result:</text:p>
            <text:p text:style-name="P216"/>
            <text:p text:style-name="P137">Which number do you want to check? 2342342423</text:p>
            <text:p text:style-name="P137">This is an odd number.</text:p>
          </table:table-cell>
        </table:table-row>
      </table:table>
      <text:p text:style-name="P89"/>
      <text:p text:style-name="P85"/>
      <text:p text:style-name="P272"/>
      <text:p text:style-name="P273"/>
      <text:p text:style-name="P106"/>
      <text:p text:style-name="P260">Nested if statements and elif statements:</text:p>
      <text:p text:style-name="P251"/>
      <text:p text:style-name="P251"/>
      <text:p text:style-name="P258">Nested If/Else statements:</text:p>
      <text:p text:style-name="P251"/>
      <text:p text:style-name="P254">Following the height example, if you are 120 cm or higher you can use the rollercoaster, if not (else) you can NOT.</text:p>
      <text:p text:style-name="P254"/>
      <text:p text:style-name="P254">Now if you are 120 or higher and you have 18 ages or more you will pay $12. If you are under 18 ages you will pay $7.</text:p>
      <text:p text:style-name="P251"/>
      <text:p text:style-name="P61">We will use nested if/else statements:</text:p>
      <text:p text:style-name="P251"/>
      <text:p text:style-name="P60"><draw:frame draw:style-name="fr1" draw:name="Image3" text:anchor-type="paragraph" svg:x="-0.443cm" svg:y="0.108cm" svg:width="11.515cm" svg:height="9.229cm" draw:z-index="2"><draw:image xlink:href="Pictures/100002010000041D0000034CA60FFA398B586DA1.png" xlink:type="simple" xlink:show="embed" xlink:actuate="onLoad" loext:mime-type="image/png"/></draw:frame><text:span text:style-name="T34"><text:s/></text:span><text:span text:style-name="T54">height = int(input("Tell me your heigh in cm: "))</text:span></text:p>
      <text:p text:style-name="P261"/>
      <text:p text:style-name="P138"><text:span text:style-name="T39">if </text:span><text:span text:style-name="T34">height &gt;= 120:</text:span></text:p>
      <text:p text:style-name="P261"><text:s text:c="3"/>print("You can ride the rollercoaster")</text:p>
      <text:p text:style-name="P261"><text:s text:c="3"/>age = int(input("What is your age: "))</text:p>
      <text:p text:style-name="P138"><text:span text:style-name="T34"><text:s/></text:span><text:span text:style-name="T39"><text:s text:c="2"/>if </text:span><text:span text:style-name="T34">age &gt;= 18:</text:span></text:p>
      <text:p text:style-name="P261"><text:s text:c="5"/>print("Please pay $12")</text:p>
      <text:p text:style-name="P138"><text:span text:style-name="T34"><text:s/></text:span><text:span text:style-name="T39"><text:s text:c="2"/>else</text:span><text:span text:style-name="T34">:</text:span></text:p>
      <text:p text:style-name="P261"><text:s text:c="5"/>print("Please pay $7")</text:p>
      <text:p text:style-name="P261"/>
      <text:p text:style-name="P264">else:</text:p>
      <text:p text:style-name="P261"><text:s text:c="2"/>print("Sorry, you have to grow taller.")</text:p>
      <text:p text:style-name="P261"/>
      <text:p text:style-name="P262"/>
      <text:p text:style-name="P251"/>
      <text:p text:style-name="P251"/>
      <text:p text:style-name="P251"/>
      <text:p text:style-name="P251"/>
      <text:p text:style-name="P251"><text:soft-page-break/></text:p>
      <text:p text:style-name="P259">If / elif /else:</text:p>
      <text:p text:style-name="P251"/>
      <text:p text:style-name="P255">If condition 1 is true do A</text:p>
      <text:p text:style-name="P255">If 1 is not true check if condition 2 is true and if so do B</text:p>
      <text:p text:style-name="P255"/>
      <text:p text:style-name="P255">Finally, if none of the conditions are true do the ELSE</text:p>
      <text:p text:style-name="P251"><draw:frame draw:style-name="fr1" draw:name="Image5" text:anchor-type="paragraph" svg:x="7.033cm" svg:y="0.432cm" svg:width="11.631cm" svg:height="9.063cm" draw:z-index="4"><draw:image xlink:href="Pictures/1000020100000448000003561B53AAF1049C8FBD.png" xlink:type="simple" xlink:show="embed" xlink:actuate="onLoad" loext:mime-type="image/png"/></draw:frame></text:p>
      <text:p text:style-name="P251"><draw:frame draw:style-name="fr1" draw:name="Image4" text:anchor-type="paragraph" svg:x="-0.325cm" svg:y="0.427cm" svg:width="6.779cm" svg:height="7.442cm" draw:z-index="3"><draw:image xlink:href="Pictures/10000201000002AD000002F08C06C38DB4BC7A22.png" xlink:type="simple" xlink:show="embed" xlink:actuate="onLoad" loext:mime-type="image/png"/></draw:frame></text:p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6">Now we will check if you have the correct height. If you are under 120 cm, game over.</text:p>
      <text:p text:style-name="P256"/>
      <text:p text:style-name="P256">If you have the correct height you have to tell us your age:</text:p>
      <text:p text:style-name="P256"/>
      <text:p text:style-name="P256">If you are 18 or over you have to pay $12</text:p>
      <text:p text:style-name="P256">If you are between 12 and 18 you have to pay $7</text:p>
      <text:p text:style-name="P256"/>
      <text:p text:style-name="P256">And if you are not matching any of the above ages you have to pay $5.</text:p>
      <text:p text:style-name="P256"/>
      <text:p text:style-name="P256"/>
      <text:p text:style-name="P251">height = int(input("Tell me your heigh in cm: "))</text:p>
      <text:p text:style-name="P251"/>
      <text:p text:style-name="P262">if height &gt;= 120:</text:p>
      <text:p text:style-name="P262"><text:s text:c="2"/>print("You can ride the rollercoaster")</text:p>
      <text:p text:style-name="P262"><text:s text:c="2"/>age = int(input("What is your age: "))</text:p>
      <text:p text:style-name="P262"><text:s text:c="2"/>if age &lt; 12:</text:p>
      <text:p text:style-name="P262"><text:s text:c="4"/>print("Please pay $5")</text:p>
      <text:p text:style-name="P262"><text:s text:c="2"/>elif age &gt;= 18:</text:p>
      <text:p text:style-name="P262"><text:s text:c="4"/>print("Please pay $12")</text:p>
      <text:p text:style-name="P262"><text:s text:c="2"/>else:</text:p>
      <text:p text:style-name="P262"><text:s text:c="4"/>print("Please pay $7 ") <text:s/></text:p>
      <text:p text:style-name="P262"/>
      <text:p text:style-name="P262">else:</text:p>
      <text:p text:style-name="P262"><text:s text:c="2"/>print("Sorry, you have to grow taller.")</text:p>
      <text:p text:style-name="P251"/>
      <text:p text:style-name="P257"><text:soft-page-break/><text:a xlink:type="simple" xlink:href="https://repl.it/@jsc0/day-3-2-exercise#main.py" text:style-name="Internet_20_link" text:visited-style-name="Visited_20_Internet_20_Link">Exercise3.2</text:a> BMI Calculator 2</text:p>
      <text:p text:style-name="P257"/>
      <text:p text:style-name="P257">Ask for your height and weight.</text:p>
      <text:p text:style-name="P251"/>
      <text:p text:style-name="P257">If you are :</text:p>
      <text:p text:style-name="P263">Under 18.5 they are underweight</text:p>
      <text:p text:style-name="P263">Over 18.5 but below 25 they have a normal weight</text:p>
      <text:p text:style-name="P263">Over 25 but below 30 they are slightly overweight</text:p>
      <text:p text:style-name="P263">Over 30 but below 35 they are obese</text:p>
      <text:p text:style-name="P263">Above 35 they are clinically obese.</text:p>
      <text:p text:style-name="P251"/>
      <text:p text:style-name="P257">Print <text:span text:style-name="T55">the message in the solution highligting the medical condition.</text:span></text:p>
      <text:p text:style-name="P25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70">My solution:</text:p>
            <text:p text:style-name="P271"/>
            <text:p text:style-name="P267">height = float(input("enter your height in m: "))</text:p>
            <text:p text:style-name="P267">weight = float(input("enter your weight in kg: "))</text:p>
            <text:p text:style-name="P267"/>
            <text:p text:style-name="P267">bmi = round(weight / (height ** 2))</text:p>
            <text:p text:style-name="P267">start = "\033[1m"</text:p>
            <text:p text:style-name="P267">end = "\033[0;0m"</text:p>
            <text:p text:style-name="P267"/>
            <text:p text:style-name="P267">if bmi &lt; 18.5:</text:p>
            <text:p text:style-name="P267"><text:s text:c="2"/>print(f"Your BMI is {bmi},{start} you are underweight.{end}") <text:s/></text:p>
            <text:p text:style-name="P267"/>
            <text:p text:style-name="P267">elif bmi &gt;= 18.5:</text:p>
            <text:p text:style-name="P267"><text:s text:c="2"/>if bmi &lt; 25:</text:p>
            <text:p text:style-name="P267"><text:s text:c="4"/>print(f"Your BMI is {bmi},{start} you have a {start}normal weight.{end}")</text:p>
            <text:p text:style-name="P267"><text:s text:c="2"/>elif bmi &gt; 25:</text:p>
            <text:p text:style-name="P267"><text:s text:c="4"/>if bmi &lt; 30:</text:p>
            <text:p text:style-name="P267"><text:s text:c="6"/>print(f"Your BMI is {bmi}, you are {start}slightly. overweight.{end}")</text:p>
            <text:p text:style-name="P267"><text:s text:c="4"/>elif bmi &gt; 30:</text:p>
            <text:p text:style-name="P267"><text:s text:c="6"/>if bmi &lt;= 35:</text:p>
            <text:p text:style-name="P267"><text:s text:c="8"/>print(f"Your BMI is {bmi}, you are {start}obese.{end}") </text:p>
            <text:p text:style-name="P267"><text:s text:c="6"/>else:</text:p>
            <text:p text:style-name="P267"><text:s text:c="8"/>print(f"Your BMI is {bmi}, you are {start}clinically obese.{end}")</text:p>
            <text:p text:style-name="P267"/>
          </table:table-cell>
          <table:table-cell table:style-name="Table8.B1" office:value-type="string">
            <text:p text:style-name="P274">Teacher’<text:span text:style-name="T22">s</text:span> solution:</text:p>
            <text:p text:style-name="P275"/>
            <text:p text:style-name="P268">height = float(input("enter your height in m: "))</text:p>
            <text:p text:style-name="P268">weight = float(input("enter your weight in kg: "))</text:p>
            <text:p text:style-name="P268"/>
            <text:p text:style-name="P266">bmi = round(weight / (height ** 2))</text:p>
            <text:p text:style-name="P275"/>
            <text:p text:style-name="P275"/>
            <text:p text:style-name="P265">if bmi &lt; 18.5:</text:p>
            <text:p text:style-name="P265"><text:s text:c="2"/>print(f"Your BMI is {bmi}, you are underweight.") <text:s/></text:p>
            <text:p text:style-name="P265">elif bmi &lt; 25:</text:p>
            <text:p text:style-name="P265"><text:s text:c="2"/>print(f"Your BMI is {bmi}, you are normal weight.")</text:p>
            <text:p text:style-name="P265">elif bmi &lt; 30:</text:p>
            <text:p text:style-name="P265"><text:s text:c="2"/>print(f"Your BMI is {bmi}, you are overweight.")</text:p>
            <text:p text:style-name="P265">elif bmi &lt; 35:</text:p>
            <text:p text:style-name="P265"><text:s text:c="2"/>print(f"Your BMI is {bmi}, you are obese.") <text:s/></text:p>
            <text:p text:style-name="P265">else:</text:p>
            <text:p text:style-name="P265"><text:s text:c="2"/>print(f"Your BMI is {bmi}, you are clinically obese.") </text:p>
          </table:table-cell>
        </table:table-row>
        <table:table-row>
          <table:table-cell table:style-name="Table8.A2" office:value-type="string">
            <text:p text:style-name="P276">Result:</text:p>
            <text:p text:style-name="P277"/>
            <text:p text:style-name="P278">enter your height in m: 1.7</text:p>
            <text:p text:style-name="P278">enter your weight in kg: 70</text:p>
            <text:p text:style-name="P278">Your BMI is 24, you have a<text:span text:style-name="T7"> normal weight.</text:span></text:p>
            <text:p text:style-name="P279"/>
          </table:table-cell>
          <table:table-cell table:style-name="Table8.B2" office:value-type="string">
            <text:p text:style-name="P276">Result:</text:p>
            <text:p text:style-name="P278"/>
            <text:p text:style-name="P269"/>
          </table:table-cell>
        </table:table-row>
      </table:table>
      <text:p text:style-name="P252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><text:soft-page-break/></text:p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2T01:41:50.036829565</meta:creation-date>
    <meta:generator>LibreOffice/6.0.7.3$Linux_X86_64 LibreOffice_project/00m0$Build-3</meta:generator>
    <dc:date>2021-01-28T18:01:22.193084787</dc:date>
    <meta:editing-duration>PT17H1M38S</meta:editing-duration>
    <meta:editing-cycles>141</meta:editing-cycles>
    <meta:document-statistic meta:table-count="8" meta:image-count="5" meta:object-count="0" meta:page-count="17" meta:paragraph-count="477" meta:word-count="3041" meta:character-count="16562" meta:non-whitespace-character-count="13753"/>
  </office:meta>
</office:document-meta>
</file>